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2.536cm"/>
    </style:style>
    <style:style style:name="co3" style:family="table-column">
      <style:table-column-properties fo:break-before="auto" style:column-width="2.53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1.85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99" style:diagonal-bl-tr="none" style:diagonal-tl-br="none" fo:border="0.74pt solid #ccccc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1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12">
      <style:table-cell-properties fo:background-color="#ffff99" style:diagonal-bl-tr="none" style:diagonal-tl-br="none" fo:border="0.74pt solid #cccccc" fo:padding="0.071cm" style:rotation-align="none"/>
    </style:style>
    <style:style style:name="ce10" style:family="table-cell" style:parent-style-name="Default" style:data-style-name="N113">
      <style:table-cell-properties fo:background-color="#ffff99" style:diagonal-bl-tr="none" style:diagonal-tl-br="none" fo:border="0.74pt solid #cccccc" fo:padding="0.071cm" style:rotation-align="none"/>
    </style:style>
    <style:style style:name="ce11" style:family="table-cell" style:parent-style-name="Default" style:data-style-name="N112">
      <style:table-cell-properties fo:padding="0.071cm"/>
    </style:style>
    <style:style style:name="ce12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14">
      <style:table-cell-properties fo:background-color="#ffffa6" style:diagonal-bl-tr="none" style:diagonal-tl-br="none" fo:border="0.74pt solid #cccccc" fo:padding="0.071cm" style:rotation-align="none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Default" style:data-style-name="N115">
      <style:table-cell-properties fo:background-color="#ffff99" style:diagonal-bl-tr="none" style:diagonal-tl-br="none" fo:border="0.74pt solid #cccccc" fo:padding="0.071cm" style:rotation-align="none"/>
    </style:style>
    <style:style style:name="ce17" style:family="table-cell" style:parent-style-name="Default" style:data-style-name="N115">
      <style:table-cell-properties style:diagonal-bl-tr="none" style:diagonal-tl-br="none" fo:background-color="transparent" fo:border="0.74pt solid #cccccc" fo:padding="0.071cm" style:rotation-align="none"/>
    </style:style>
    <style:style style:name="ce18" style:family="table-cell" style:parent-style-name="Default" style:data-style-name="N116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117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112">
      <style:table-cell-properties fo:border-bottom="none" style:diagonal-bl-tr="none" style:diagonal-tl-br="none" fo:border-left="none" fo:padding="0.071cm" fo:border-right="none" style:rotation-align="none" fo:border-top="0.74pt solid #000000"/>
    </style:style>
    <style:style style:name="ce21" style:family="table-cell" style:parent-style-name="Default" style:data-style-name="N115">
      <style:table-cell-properties fo:padding="0.071cm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Feuille1.B21">
          <table:error-message table:message-type="stop" table:display="true"/>
        </table:content-validation>
        <table:content-validation table:name="val2" table:condition="of:cell-content-is-in-list([$Feuille1.$D$4:.$H$4])" table:allow-empty-cell="true" table:display-list="unsorted" table:base-cell-address="Feuille1.C21">
          <table:error-message table:message-type="stop" table:display="true"/>
        </table:content-validation>
        <table:content-validation table:name="val3" table:condition="of:cell-content-is-in-list(&quot;Oui&quot;;&quot;Non&quot;)" table:allow-empty-cell="true" table:display-list="unsorted" table:base-cell-address="Feuille1.D8">
          <table:error-message table:message-type="stop" table:display="true"/>
        </table:content-validation>
        <table:content-validation table:name="val4" table:condition="of:cell-content-is-in-list(&quot;Oui&quot;;&quot;Non&quot;)" table:allow-empty-cell="true" table:display-list="unsorted" table:base-cell-address="Feuille1.D13">
          <table:error-message table:message-type="stop" table:display="true"/>
        </table:content-validation>
        <table:content-validation table:name="val5" table:condition="of:cell-content-is-in-list(&quot;Oui&quot;;&quot;Non&quot;)" table:allow-empty-cell="true" table:display-list="unsorted" table:base-cell-address="Feuille1.H21">
          <table:error-message table:message-type="stop" table:display="true"/>
        </table:content-validation>
      </table:content-validations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2" table:default-cell-style-name="ce2"/>
        <table:table-column table:style-name="co3" table:number-columns-repeated="239" table:default-cell-style-name="ce2"/>
        <table:table-row table:style-name="ro1">
          <table:table-cell table:style-name="ce1" office:value-type="string" calcext:value-type="string">
            <text:p>Paramètres globaux</text:p>
          </table:table-cell>
          <table:table-cell table:number-columns-repeated="256"/>
        </table:table-row>
        <table:table-row table:style-name="ro1">
          <table:table-cell table:style-name="ce1"/>
          <table:table-cell office:value-type="string" calcext:value-type="string">
            <text:p>Code structure de l’établissement</text:p>
          </table:table-cell>
          <table:table-cell/>
          <table:table-cell table:style-name="ce7" office:value-type="string" calcext:value-type="string">
            <text:p>ENSI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 calcext:value-type="string">
            <text:p>Types et valeurs HETD des types d’intervention</text:p>
          </table:table-cell>
          <table:table-cell table:number-columns-repeated="255"/>
        </table:table-row>
        <table:table-row table:style-name="ro1">
          <table:table-cell table:style-name="ce1"/>
          <table:table-cell office:value-type="string" calcext:value-type="string">
            <text:p><text:s text:c="6"/>types d’intervention</text:p>
          </table:table-cell>
          <table:table-cell/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TD</text:p>
          </table:table-cell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C</text:p>
          </table:table-cell>
          <table:table-cell table:style-name="ce6" office:value-type="string" calcext:value-type="string">
            <text:p>Référentiel</text:p>
          </table:table-cell>
          <table:table-cell table:number-columns-repeated="249"/>
        </table:table-row>
        <table:table-row table:style-name="ro1">
          <table:table-cell table:style-name="ce1"/>
          <table:table-cell office:value-type="string" calcext:value-type="string">
            <text:p><text:s text:c="6"/>valeur dans le service</text:p>
          </table:table-cell>
          <table:table-cell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666666666666667" calcext:value-type="float">
            <text:p>0,67</text:p>
          </table:table-cell>
          <table:table-cell table:style-name="ce8" office:value-type="float" office:value="2.25" calcext:value-type="float">
            <text:p>2,2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table:style-name="ce1"/>
          <table:table-cell office:value-type="string" calcext:value-type="string">
            <text:p><text:s text:c="6"/>valeur au-delà du service</text:p>
          </table:table-cell>
          <table:table-cell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666666666666667" calcext:value-type="float">
            <text:p>0,67</text:p>
          </table:table-cell>
          <table:table-cell table:style-name="ce8" office:value-type="float" office:value="2.25" calcext:value-type="float">
            <text:p>2,2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table:style-name="ce1" office:value-type="string" calcext:value-type="string">
            <text:p>Paramètres dépendant du type d’intervenant</text:p>
          </table:table-cell>
          <table:table-cell table:number-columns-repeated="256"/>
        </table:table-row>
        <table:table-row table:style-name="ro1">
          <table:table-cell/>
          <table:table-cell office:value-type="string" calcext:value-type="string">
            <text:p>TP dans le service = TD</text:p>
          </table:table-cell>
          <table:table-cell/>
          <table:table-cell table:style-name="ce6" table:content-validation-name="val3" office:value-type="string" calcext:value-type="string">
            <text:p>Ou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ervice statutaire</text:p>
          </table:table-cell>
          <table:table-cell/>
          <table:table-cell table:style-name="ce9" office:value-type="float" office:value="192" calcext:value-type="float">
            <text:p>192 HETD</text:p>
          </table:table-cell>
          <table:table-cell table:style-name="ce15" office:value-type="string" calcext:value-type="string">
            <text:p>(0 si vacataire)</text:p>
          </table:table-cell>
          <table:table-cell table:number-columns-repeated="252"/>
        </table:table-row>
        <table:table-row table:style-name="ro1">
          <table:table-cell table:style-name="ce1" office:value-type="string" calcext:value-type="string">
            <text:p>Paramètres propres à l’intervenant</text:p>
          </table:table-cell>
          <table:table-cell table:number-columns-repeated="256"/>
        </table:table-row>
        <table:table-row table:style-name="ro1">
          <table:table-cell/>
          <table:table-cell table:style-name="ce1" office:value-type="string" calcext:value-type="string">
            <text:p>Composante d’affectation</text:p>
          </table:table-cell>
          <table:table-cell/>
          <table:table-cell table:style-name="ce5" office:value-type="string" calcext:value-type="string">
            <text:p>901</text:p>
          </table:table-cell>
          <table:table-cell table:style-name="ce15" office:value-type="string" calcext:value-type="string">
            <text:p>(vide si vacataire)</text:p>
          </table:table-cell>
          <table:table-cell table:number-columns-repeated="252"/>
        </table:table-row>
        <table:table-row table:style-name="ro1">
          <table:table-cell/>
          <table:table-cell table:style-name="ce1" office:value-type="string" calcext:value-type="string">
            <text:p>Modification du service dû +/-</text:p>
          </table:table-cell>
          <table:table-cell/>
          <table:table-cell table:style-name="ce10" office:value-type="float" office:value="0" calcext:value-type="float">
            <text:p>+0 HETD</text:p>
          </table:table-cell>
          <table:table-cell table:number-columns-repeated="253"/>
        </table:table-row>
        <table:table-row table:style-name="ro1">
          <table:table-cell/>
          <table:table-cell table:style-name="ce1" office:value-type="string" calcext:value-type="string">
            <text:p>HC autorisées</text:p>
          </table:table-cell>
          <table:table-cell/>
          <table:table-cell table:style-name="ce6" table:content-validation-name="val4" office:value-type="string" calcext:value-type="string">
            <text:p>Oui</text:p>
          </table:table-cell>
          <table:table-cell table:style-name="ce15" office:value-type="string" calcext:value-type="string">
            <text:p>(non pour président, un directeur d’IUT...)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alculs</text:p>
          </table:table-cell>
          <table:table-cell table:number-columns-repeated="256"/>
        </table:table-row>
        <table:table-row table:style-name="ro1">
          <table:table-cell/>
          <table:table-cell table:style-name="ce1" office:value-type="string" calcext:value-type="string">
            <text:p>Service dû</text:p>
          </table:table-cell>
          <table:table-cell/>
          <table:table-cell table:style-name="ce11" table:formula="of:=[.D9]+[.D12]" office:value-type="float" office:value="192" calcext:value-type="float">
            <text:p>192 HET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ervice réalisé</text:p>
          </table:table-cell>
          <table:table-cell/>
          <table:table-cell table:style-name="ce12" table:formula="of:=SUM([.$O$21:.$O$40])" office:value-type="float" office:value="192" calcext:value-type="float">
            <text:p>192 HET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Heures complémentaires</text:p>
          </table:table-cell>
          <table:table-cell/>
          <table:table-cell table:style-name="ce12" table:formula="of:=SUM([.$R$21:.$R$40])" office:value-type="float" office:value="104.614269788183" calcext:value-type="float">
            <text:p>104,61 HETD</text:p>
          </table:table-cell>
          <table:table-cell table:number-columns-repeated="253"/>
        </table:table-row>
        <table:table-row table:style-name="ro1">
          <table:table-cell table:number-columns-repeated="3"/>
          <table:table-cell table:style-name="ce12"/>
          <table:table-cell table:number-columns-repeated="253"/>
        </table:table-row>
        <table:table-row table:style-name="ro1">
          <table:table-cell office:value-type="string" calcext:value-type="string">
            <text:p>Détail des heures de service</text:p>
          </table:table-cell>
          <table:table-cell table:number-columns-repeated="2"/>
          <table:table-cell table:style-name="ce12"/>
          <table:table-cell table:number-columns-repeated="9"/>
          <table:table-cell office:value-type="string" calcext:value-type="string">
            <text:p>Calcul du service prévisionnel</text:p>
          </table:table-cell>
          <table:table-cell table:number-columns-repeated="5"/>
          <table:table-cell table:style-name="ce22" office:value-type="string" calcext:value-type="string">
            <text:p>Répartition HETD dans le service</text:p>
          </table:table-cell>
          <table:table-cell table:style-name="ce22" table:number-columns-repeated="3"/>
          <table:table-cell table:style-name="ce22" office:value-type="string" calcext:value-type="string">
            <text:p>Répartition des heures complémentaires</text:p>
          </table:table-cell>
          <table:table-cell table:style-name="ce22" table:number-columns-repeated="4"/>
          <table:table-cell table:number-columns-repeated="229"/>
        </table:table-row>
        <table:table-row table:style-name="ro2">
          <table:table-cell/>
          <table:table-cell table:style-name="ce4" office:value-type="string" calcext:value-type="string">
            <text:p>Composante d’intervention</text:p>
          </table:table-cell>
          <table:table-cell table:style-name="ce4" office:value-type="string" calcext:value-type="string">
            <text:p>Type d’intervention</text:p>
          </table:table-cell>
          <table:table-cell table:style-name="ce13" office:value-type="string" calcext:value-type="string">
            <text:p>% FI</text:p>
          </table:table-cell>
          <table:table-cell table:style-name="ce13" office:value-type="string" calcext:value-type="string">
            <text:p>% FA</text:p>
          </table:table-cell>
          <table:table-cell table:style-name="ce13" office:value-type="string" calcext:value-type="string">
            <text:p>% FC</text:p>
          </table:table-cell>
          <table:table-cell table:style-name="ce13" office:value-type="string" calcext:value-type="string">
            <text:p>Majoration FC</text:p>
          </table:table-cell>
          <table:table-cell table:style-name="ce13" office:value-type="string" calcext:value-type="string">
            <text:p>Participe au service</text:p>
          </table:table-cell>
          <table:table-cell table:style-name="ce13" office:value-type="string" calcext:value-type="string">
            <text:p>Nb heures effectives</text:p>
          </table:table-cell>
          <table:table-cell table:style-name="ce13" office:value-type="string" calcext:value-type="string">
            <text:p>Valeur d’1h dans le service</text:p>
          </table:table-cell>
          <table:table-cell table:style-name="ce13" office:value-type="string" calcext:value-type="string">
            <text:p>Valeur d’1h au-delà du service</text:p>
          </table:table-cell>
          <table:table-cell table:style-name="ce13" office:value-type="string" calcext:value-type="string">
            <text:p>Nb HETD dans le service</text:p>
          </table:table-cell>
          <table:table-cell table:style-name="ce13"/>
          <table:table-cell table:style-name="ce13" office:value-type="string" calcext:value-type="string">
            <text:p>Part de chaque intervention</text:p>
          </table:table-cell>
          <table:table-cell table:style-name="ce13" office:value-type="string" calcext:value-type="string">
            <text:p>Répartition du service dû</text:p>
          </table:table-cell>
          <table:table-cell table:style-name="ce13" office:value-type="string" calcext:value-type="string">
            <text:p>Part utilisée pour compléter le service dû</text:p>
          </table:table-cell>
          <table:table-cell table:style-name="ce13" office:value-type="string" calcext:value-type="string">
            <text:p>Part utilisable pour générer des HC</text:p>
          </table:table-cell>
          <table:table-cell table:style-name="ce13" office:value-type="string" calcext:value-type="string">
            <text:p>HC</text:p>
          </table:table-cell>
          <table:table-cell table:style-name="ce13"/>
          <table:table-cell table:style-name="ce23" office:value-type="string" calcext:value-type="string">
            <text:p>FI</text:p>
          </table:table-cell>
          <table:table-cell table:style-name="ce23" office:value-type="string" calcext:value-type="string">
            <text:p>FA</text:p>
          </table:table-cell>
          <table:table-cell table:style-name="ce23" office:value-type="string" calcext:value-type="string">
            <text:p>FC non majorée</text:p>
          </table:table-cell>
          <table:table-cell table:style-name="ce23" office:value-type="string" calcext:value-type="string">
            <text:p>Référentiel</text:p>
          </table:table-cell>
          <table:table-cell table:style-name="ce23" office:value-type="string" calcext:value-type="string">
            <text:p>FI</text:p>
          </table:table-cell>
          <table:table-cell table:style-name="ce23" office:value-type="string" calcext:value-type="string">
            <text:p>FA</text:p>
          </table:table-cell>
          <table:table-cell table:style-name="ce23" office:value-type="string" calcext:value-type="string">
            <text:p>FC non majorée</text:p>
          </table:table-cell>
          <table:table-cell table:style-name="ce23" office:value-type="string" calcext:value-type="string">
            <text:p>FC majorée</text:p>
          </table:table-cell>
          <table:table-cell table:style-name="ce23" office:value-type="string" calcext:value-type="string">
            <text:p>Référentiel</text:p>
          </table:table-cell>
          <table:table-cell table:number-columns-repeated="229"/>
        </table:table-row>
        <table:table-row table:style-name="ro1">
          <table:table-cell table:style-name="ce3" office:value-type="string" calcext:value-type="string" table:number-columns-spanned="1" table:number-rows-spanned="20">
            <text:p>Tri chronologique des heures effectuées</text:p>
          </table:table-cell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4" office:value-type="percentage" office:value="1" calcext:value-type="percentage">
            <text:p>10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21]);[.C21]=&quot;Référentiel&quot;);&quot;&quot;;1-([.D21]+[.E21]))" office:value-type="percentage" office:value="0" calcext:value-type="percentage">
            <text:p>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12" calcext:value-type="float">
            <text:p>12 h</text:p>
          </table:table-cell>
          <table:table-cell table:style-name="ce11" table:formula="of:=IF(ISBLANK([.C21]);0;HLOOKUP(IF(AND([.C21]=&quot;TP&quot;;TP_vaut_TD=&quot;Oui&quot;);&quot;TD&quot;;[.C21]);types_intervention;2;0))" office:value-type="float" office:value="1.5" calcext:value-type="float">
            <text:p>1,5 HETD</text:p>
          </table:table-cell>
          <table:table-cell table:style-name="ce12" table:formula="of:=IF(ISBLANK([.C21]);0;HLOOKUP([.C21];types_intervention;3;0))" office:value-type="float" office:value="1.5" calcext:value-type="float">
            <text:p>1,5 HETD</text:p>
          </table:table-cell>
          <table:table-cell table:style-name="ce11" table:formula="of:=IF([.H21]=&quot;Oui&quot;;[.I21]*[.J21];0)" office:value-type="float" office:value="18" calcext:value-type="float">
            <text:p>18 HETD</text:p>
          </table:table-cell>
          <table:table-cell table:style-name="ce11"/>
          <table:table-cell table:style-name="ce21" table:formula="of:=IF([.$L$41]&gt;0;[.L21]/[.$L$41];0)" office:value-type="percentage" office:value="0.0602006688963211" calcext:value-type="percentage">
            <text:p>6,02 %</text:p>
          </table:table-cell>
          <table:table-cell table:style-name="ce11" table:formula="of:=MIN(service_du;[.$L$41])*[.N21]" office:value-type="float" office:value="11.5585284280936" calcext:value-type="float">
            <text:p>11,56 HETD</text:p>
          </table:table-cell>
          <table:table-cell table:style-name="ce21" table:formula="of:=IF([.L21]&lt;&gt;0;[.O21]/[.L21];0)" office:value-type="percentage" office:value="0.642140468227425" calcext:value-type="percentage">
            <text:p>64,21 %</text:p>
          </table:table-cell>
          <table:table-cell table:style-name="ce21" table:formula="of:=IF([.$L$41]&gt;service_du;1-[.P21];0)" office:value-type="percentage" office:value="0.357859531772575" calcext:value-type="percentage">
            <text:p>35,79 %</text:p>
          </table:table-cell>
          <table:table-cell table:style-name="ce12" table:formula="of:=IF(HC_autorisees=&quot;Oui&quot;;[.I21]*[.Q21]*[.K21];0)" office:value-type="float" office:value="6.44147157190635" calcext:value-type="float">
            <text:p>6,44 HETD</text:p>
          </table:table-cell>
          <table:table-cell table:style-name="ce11"/>
          <table:table-cell table:style-name="ce24" table:formula="of:=IF(OR(ISBLANK([.$C21]);[.$C21]=&quot;Référentiel&quot;);0;[.$O21]*[.D21])" office:value-type="float" office:value="11.5585284280936" calcext:value-type="float">
            <text:p>11,56 HETD</text:p>
          </table:table-cell>
          <table:table-cell table:style-name="ce24" table:formula="of:=IF(OR(ISBLANK([.$C21]);[.$C21]=&quot;Référentiel&quot;);0;[.$O21]*[.E21])" office:value-type="float" office:value="0" calcext:value-type="float">
            <text:p>0 HETD</text:p>
          </table:table-cell>
          <table:table-cell table:style-name="ce24" table:formula="of:=IF(OR(ISBLANK([.$C21]);[.$C21]=&quot;Référentiel&quot;);0;[.$O21]*[.F21])" office:value-type="float" office:value="0" calcext:value-type="float">
            <text:p>0 HETD</text:p>
          </table:table-cell>
          <table:table-cell table:style-name="ce24" table:formula="of:=IF([.$C21]=&quot;Référentiel&quot;;[.$O21];0)" office:value-type="float" office:value="0" calcext:value-type="float">
            <text:p>0 HETD</text:p>
          </table:table-cell>
          <table:table-cell table:style-name="ce24" table:formula="of:=IF(OR(ISBLANK([.$C21]);[.$C21]=&quot;Référentiel&quot;);0;[.$R21]*[.D21])" office:value-type="float" office:value="6.44147157190635" calcext:value-type="float">
            <text:p>6,44 HETD</text:p>
          </table:table-cell>
          <table:table-cell table:style-name="ce24" table:formula="of:=IF(OR(ISBLANK([.$C21]);[.$C21]=&quot;Référentiel&quot;);0;[.$R21]*[.E21])" office:value-type="float" office:value="0" calcext:value-type="float">
            <text:p>0 HETD</text:p>
          </table:table-cell>
          <table:table-cell table:style-name="ce24" table:formula="of:=IF(OR(ISBLANK([.$C21]);[.$C21]=&quot;Référentiel&quot;);0;[.$R21]*[.F21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21]=&quot;Référentiel&quot;;[.$R21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9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4" office:value-type="percentage" office:value="1" calcext:value-type="percentage">
            <text:p>10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22]);[.C22]=&quot;Référentiel&quot;);&quot;&quot;;1-([.D22]+[.E22]))" office:value-type="percentage" office:value="0" calcext:value-type="percentage">
            <text:p>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20" calcext:value-type="float">
            <text:p>20 h</text:p>
          </table:table-cell>
          <table:table-cell table:style-name="ce11" table:formula="of:=IF(ISBLANK([.C22]);0;HLOOKUP(IF(AND([.C22]=&quot;TP&quot;;TP_vaut_TD=&quot;Oui&quot;);&quot;TD&quot;;[.C22]);types_intervention;2;0))" office:value-type="float" office:value="1.5" calcext:value-type="float">
            <text:p>1,5 HETD</text:p>
          </table:table-cell>
          <table:table-cell table:style-name="ce12" table:formula="of:=IF(ISBLANK([.C22]);0;HLOOKUP([.C22];types_intervention;3;0))" office:value-type="float" office:value="1.5" calcext:value-type="float">
            <text:p>1,5 HETD</text:p>
          </table:table-cell>
          <table:table-cell table:style-name="ce11" table:formula="of:=IF([.H22]=&quot;Oui&quot;;[.I22]*[.J22];0)" office:value-type="float" office:value="30" calcext:value-type="float">
            <text:p>30 HETD</text:p>
          </table:table-cell>
          <table:table-cell table:style-name="ce11"/>
          <table:table-cell table:style-name="ce21" table:formula="of:=IF([.$L$41]&gt;0;[.L22]/[.$L$41];0)" office:value-type="percentage" office:value="0.100334448160535" calcext:value-type="percentage">
            <text:p>10,03 %</text:p>
          </table:table-cell>
          <table:table-cell table:style-name="ce11" table:formula="of:=MIN(service_du;[.$L$41])*[.N22]" office:value-type="float" office:value="19.2642140468227" calcext:value-type="float">
            <text:p>19,26 HETD</text:p>
          </table:table-cell>
          <table:table-cell table:style-name="ce21" table:formula="of:=IF([.L22]&lt;&gt;0;[.O22]/[.L22];0)" office:value-type="percentage" office:value="0.642140468227425" calcext:value-type="percentage">
            <text:p>64,21 %</text:p>
          </table:table-cell>
          <table:table-cell table:style-name="ce21" table:formula="of:=IF([.$L$41]&gt;service_du;1-[.P22];0)" office:value-type="percentage" office:value="0.357859531772575" calcext:value-type="percentage">
            <text:p>35,79 %</text:p>
          </table:table-cell>
          <table:table-cell table:style-name="ce12" table:formula="of:=IF(HC_autorisees=&quot;Oui&quot;;[.I22]*[.Q22]*[.K22];0)" office:value-type="float" office:value="10.7357859531773" calcext:value-type="float">
            <text:p>10,74 HETD</text:p>
          </table:table-cell>
          <table:table-cell table:style-name="ce11"/>
          <table:table-cell table:style-name="ce24" table:formula="of:=IF(OR(ISBLANK([.$C22]);[.$C22]=&quot;Référentiel&quot;);0;[.$O22]*[.D22])" office:value-type="float" office:value="19.2642140468227" calcext:value-type="float">
            <text:p>19,26 HETD</text:p>
          </table:table-cell>
          <table:table-cell table:style-name="ce24" table:formula="of:=IF(OR(ISBLANK([.$C22]);[.$C22]=&quot;Référentiel&quot;);0;[.$O22]*[.E22])" office:value-type="float" office:value="0" calcext:value-type="float">
            <text:p>0 HETD</text:p>
          </table:table-cell>
          <table:table-cell table:style-name="ce24" table:formula="of:=IF(OR(ISBLANK([.$C22]);[.$C22]=&quot;Référentiel&quot;);0;[.$O22]*[.F22])" office:value-type="float" office:value="0" calcext:value-type="float">
            <text:p>0 HETD</text:p>
          </table:table-cell>
          <table:table-cell table:style-name="ce24" table:formula="of:=IF([.$C22]=&quot;Référentiel&quot;;[.$O22];0)" office:value-type="float" office:value="0" calcext:value-type="float">
            <text:p>0 HETD</text:p>
          </table:table-cell>
          <table:table-cell table:style-name="ce24" table:formula="of:=IF(OR(ISBLANK([.$C22]);[.$C22]=&quot;Référentiel&quot;);0;[.$R22]*[.D22])" office:value-type="float" office:value="10.7357859531773" calcext:value-type="float">
            <text:p>10,74 HETD</text:p>
          </table:table-cell>
          <table:table-cell table:style-name="ce24" table:formula="of:=IF(OR(ISBLANK([.$C22]);[.$C22]=&quot;Référentiel&quot;);0;[.$R22]*[.E22])" office:value-type="float" office:value="0" calcext:value-type="float">
            <text:p>0 HETD</text:p>
          </table:table-cell>
          <table:table-cell table:style-name="ce24" table:formula="of:=IF(OR(ISBLANK([.$C22]);[.$C22]=&quot;Référentiel&quot;);0;[.$R22]*[.F22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22]=&quot;Référentiel&quot;;[.$R22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6" office:value-type="percentage" office:value="1" calcext:value-type="percentage">
            <text:p>100,00 %</text:p>
          </table:table-cell>
          <table:table-cell table:style-name="ce17" table:formula="of:=IF(OR(ISBLANK([.C23]);[.C23]=&quot;Référentiel&quot;);&quot;&quot;;1-([.D23]+[.E23]))" office:value-type="percentage" office:value="0" calcext:value-type="percentage">
            <text:p>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20" calcext:value-type="float">
            <text:p>20 h</text:p>
          </table:table-cell>
          <table:table-cell table:style-name="ce11" table:formula="of:=IF(ISBLANK([.C23]);0;HLOOKUP(IF(AND([.C23]=&quot;TP&quot;;TP_vaut_TD=&quot;Oui&quot;);&quot;TD&quot;;[.C23]);types_intervention;2;0))" office:value-type="float" office:value="1" calcext:value-type="float">
            <text:p>1 HETD</text:p>
          </table:table-cell>
          <table:table-cell table:style-name="ce12" table:formula="of:=IF(ISBLANK([.C23]);0;HLOOKUP([.C23];types_intervention;3;0))" office:value-type="float" office:value="1" calcext:value-type="float">
            <text:p>1 HETD</text:p>
          </table:table-cell>
          <table:table-cell table:style-name="ce11" table:formula="of:=IF([.H23]=&quot;Oui&quot;;[.I23]*[.J23];0)" office:value-type="float" office:value="20" calcext:value-type="float">
            <text:p>20 HETD</text:p>
          </table:table-cell>
          <table:table-cell table:style-name="ce11"/>
          <table:table-cell table:style-name="ce21" table:formula="of:=IF([.$L$41]&gt;0;[.L23]/[.$L$41];0)" office:value-type="percentage" office:value="0.0668896321070234" calcext:value-type="percentage">
            <text:p>6,69 %</text:p>
          </table:table-cell>
          <table:table-cell table:style-name="ce11" table:formula="of:=MIN(service_du;[.$L$41])*[.N23]" office:value-type="float" office:value="12.8428093645485" calcext:value-type="float">
            <text:p>12,84 HETD</text:p>
          </table:table-cell>
          <table:table-cell table:style-name="ce21" table:formula="of:=IF([.L23]&lt;&gt;0;[.O23]/[.L23];0)" office:value-type="percentage" office:value="0.642140468227425" calcext:value-type="percentage">
            <text:p>64,21 %</text:p>
          </table:table-cell>
          <table:table-cell table:style-name="ce21" table:formula="of:=IF([.$L$41]&gt;service_du;1-[.P23];0)" office:value-type="percentage" office:value="0.357859531772575" calcext:value-type="percentage">
            <text:p>35,79 %</text:p>
          </table:table-cell>
          <table:table-cell table:style-name="ce12" table:formula="of:=IF(HC_autorisees=&quot;Oui&quot;;[.I23]*[.Q23]*[.K23];0)" office:value-type="float" office:value="7.15719063545151" calcext:value-type="float">
            <text:p>7,16 HETD</text:p>
          </table:table-cell>
          <table:table-cell table:style-name="ce11"/>
          <table:table-cell table:style-name="ce24" table:formula="of:=IF(OR(ISBLANK([.$C23]);[.$C23]=&quot;Référentiel&quot;);0;[.$O23]*[.D23])" office:value-type="float" office:value="0" calcext:value-type="float">
            <text:p>0 HETD</text:p>
          </table:table-cell>
          <table:table-cell table:style-name="ce24" table:formula="of:=IF(OR(ISBLANK([.$C23]);[.$C23]=&quot;Référentiel&quot;);0;[.$O23]*[.E23])" office:value-type="float" office:value="12.8428093645485" calcext:value-type="float">
            <text:p>12,84 HETD</text:p>
          </table:table-cell>
          <table:table-cell table:style-name="ce24" table:formula="of:=IF(OR(ISBLANK([.$C23]);[.$C23]=&quot;Référentiel&quot;);0;[.$O23]*[.F23])" office:value-type="float" office:value="0" calcext:value-type="float">
            <text:p>0 HETD</text:p>
          </table:table-cell>
          <table:table-cell table:style-name="ce24" table:formula="of:=IF([.$C23]=&quot;Référentiel&quot;;[.$O23];0)" office:value-type="float" office:value="0" calcext:value-type="float">
            <text:p>0 HETD</text:p>
          </table:table-cell>
          <table:table-cell table:style-name="ce24" table:formula="of:=IF(OR(ISBLANK([.$C23]);[.$C23]=&quot;Référentiel&quot;);0;[.$R23]*[.D23])" office:value-type="float" office:value="0" calcext:value-type="float">
            <text:p>0 HETD</text:p>
          </table:table-cell>
          <table:table-cell table:style-name="ce24" table:formula="of:=IF(OR(ISBLANK([.$C23]);[.$C23]=&quot;Référentiel&quot;);0;[.$R23]*[.E23])" office:value-type="float" office:value="7.15719063545151" calcext:value-type="float">
            <text:p>7,16 HETD</text:p>
          </table:table-cell>
          <table:table-cell table:style-name="ce24" table:formula="of:=IF(OR(ISBLANK([.$C23]);[.$C23]=&quot;Référentiel&quot;);0;[.$R23]*[.F23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23]=&quot;Référentiel&quot;;[.$R23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4" office:value-type="percentage" office:value="1" calcext:value-type="percentage">
            <text:p>10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24]);[.C24]=&quot;Référentiel&quot;);&quot;&quot;;1-([.D24]+[.E24]))" office:value-type="percentage" office:value="0" calcext:value-type="percentage">
            <text:p>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15" calcext:value-type="float">
            <text:p>15 h</text:p>
          </table:table-cell>
          <table:table-cell table:style-name="ce11" table:formula="of:=IF(ISBLANK([.C24]);0;HLOOKUP(IF(AND([.C24]=&quot;TP&quot;;TP_vaut_TD=&quot;Oui&quot;);&quot;TD&quot;;[.C24]);types_intervention;2;0))" office:value-type="float" office:value="1.5" calcext:value-type="float">
            <text:p>1,5 HETD</text:p>
          </table:table-cell>
          <table:table-cell table:style-name="ce12" table:formula="of:=IF(ISBLANK([.C24]);0;HLOOKUP([.C24];types_intervention;3;0))" office:value-type="float" office:value="1.5" calcext:value-type="float">
            <text:p>1,5 HETD</text:p>
          </table:table-cell>
          <table:table-cell table:style-name="ce11" table:formula="of:=IF([.H24]=&quot;Oui&quot;;[.I24]*[.J24];0)" office:value-type="float" office:value="22.5" calcext:value-type="float">
            <text:p>22,5 HETD</text:p>
          </table:table-cell>
          <table:table-cell table:style-name="ce11"/>
          <table:table-cell table:style-name="ce21" table:formula="of:=IF([.$L$41]&gt;0;[.L24]/[.$L$41];0)" office:value-type="percentage" office:value="0.0752508361204013" calcext:value-type="percentage">
            <text:p>7,53 %</text:p>
          </table:table-cell>
          <table:table-cell table:style-name="ce11" table:formula="of:=MIN(service_du;[.$L$41])*[.N24]" office:value-type="float" office:value="14.4481605351171" calcext:value-type="float">
            <text:p>14,45 HETD</text:p>
          </table:table-cell>
          <table:table-cell table:style-name="ce21" table:formula="of:=IF([.L24]&lt;&gt;0;[.O24]/[.L24];0)" office:value-type="percentage" office:value="0.642140468227425" calcext:value-type="percentage">
            <text:p>64,21 %</text:p>
          </table:table-cell>
          <table:table-cell table:style-name="ce21" table:formula="of:=IF([.$L$41]&gt;service_du;1-[.P24];0)" office:value-type="percentage" office:value="0.357859531772575" calcext:value-type="percentage">
            <text:p>35,79 %</text:p>
          </table:table-cell>
          <table:table-cell table:style-name="ce12" table:formula="of:=IF(HC_autorisees=&quot;Oui&quot;;[.I24]*[.Q24]*[.K24];0)" office:value-type="float" office:value="8.05183946488294" calcext:value-type="float">
            <text:p>8,05 HETD</text:p>
          </table:table-cell>
          <table:table-cell table:style-name="ce11"/>
          <table:table-cell table:style-name="ce24" table:formula="of:=IF(OR(ISBLANK([.$C24]);[.$C24]=&quot;Référentiel&quot;);0;[.$O24]*[.D24])" office:value-type="float" office:value="14.4481605351171" calcext:value-type="float">
            <text:p>14,45 HETD</text:p>
          </table:table-cell>
          <table:table-cell table:style-name="ce24" table:formula="of:=IF(OR(ISBLANK([.$C24]);[.$C24]=&quot;Référentiel&quot;);0;[.$O24]*[.E24])" office:value-type="float" office:value="0" calcext:value-type="float">
            <text:p>0 HETD</text:p>
          </table:table-cell>
          <table:table-cell table:style-name="ce24" table:formula="of:=IF(OR(ISBLANK([.$C24]);[.$C24]=&quot;Référentiel&quot;);0;[.$O24]*[.F24])" office:value-type="float" office:value="0" calcext:value-type="float">
            <text:p>0 HETD</text:p>
          </table:table-cell>
          <table:table-cell table:style-name="ce24" table:formula="of:=IF([.$C24]=&quot;Référentiel&quot;;[.$O24];0)" office:value-type="float" office:value="0" calcext:value-type="float">
            <text:p>0 HETD</text:p>
          </table:table-cell>
          <table:table-cell table:style-name="ce24" table:formula="of:=IF(OR(ISBLANK([.$C24]);[.$C24]=&quot;Référentiel&quot;);0;[.$R24]*[.D24])" office:value-type="float" office:value="8.05183946488294" calcext:value-type="float">
            <text:p>8,05 HETD</text:p>
          </table:table-cell>
          <table:table-cell table:style-name="ce24" table:formula="of:=IF(OR(ISBLANK([.$C24]);[.$C24]=&quot;Référentiel&quot;);0;[.$R24]*[.E24])" office:value-type="float" office:value="0" calcext:value-type="float">
            <text:p>0 HETD</text:p>
          </table:table-cell>
          <table:table-cell table:style-name="ce24" table:formula="of:=IF(OR(ISBLANK([.$C24]);[.$C24]=&quot;Référentiel&quot;);0;[.$R24]*[.F24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24]=&quot;Référentiel&quot;;[.$R24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ENSI</text:p>
          </table:table-cell>
          <table:table-cell table:style-name="ce6" table:content-validation-name="val2" office:value-type="string" calcext:value-type="string">
            <text:p>Référentiel</text:p>
          </table:table-cell>
          <table:table-cell table:style-name="ce14" office:value-type="percentage" office:value="1" calcext:value-type="percentage">
            <text:p>10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25]);[.C25]=&quot;Référentiel&quot;);&quot;&quot;;1-([.D25]+[.E25]))">
            <text:p/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10" calcext:value-type="float">
            <text:p>10 h</text:p>
          </table:table-cell>
          <table:table-cell table:style-name="ce11" table:formula="of:=IF(ISBLANK([.C25]);0;HLOOKUP(IF(AND([.C25]=&quot;TP&quot;;TP_vaut_TD=&quot;Oui&quot;);&quot;TD&quot;;[.C25]);types_intervention;2;0))" office:value-type="float" office:value="1" calcext:value-type="float">
            <text:p>1 HETD</text:p>
          </table:table-cell>
          <table:table-cell table:style-name="ce12" table:formula="of:=IF(ISBLANK([.C25]);0;HLOOKUP([.C25];types_intervention;3;0))" office:value-type="float" office:value="1" calcext:value-type="float">
            <text:p>1 HETD</text:p>
          </table:table-cell>
          <table:table-cell table:style-name="ce11" table:formula="of:=IF([.H25]=&quot;Oui&quot;;[.I25]*[.J25];0)" office:value-type="float" office:value="10" calcext:value-type="float">
            <text:p>10 HETD</text:p>
          </table:table-cell>
          <table:table-cell table:style-name="ce11"/>
          <table:table-cell table:style-name="ce21" table:formula="of:=IF([.$L$41]&gt;0;[.L25]/[.$L$41];0)" office:value-type="percentage" office:value="0.0334448160535117" calcext:value-type="percentage">
            <text:p>3,34 %</text:p>
          </table:table-cell>
          <table:table-cell table:style-name="ce11" table:formula="of:=MIN(service_du;[.$L$41])*[.N25]" office:value-type="float" office:value="6.42140468227425" calcext:value-type="float">
            <text:p>6,42 HETD</text:p>
          </table:table-cell>
          <table:table-cell table:style-name="ce21" table:formula="of:=IF([.L25]&lt;&gt;0;[.O25]/[.L25];0)" office:value-type="percentage" office:value="0.642140468227425" calcext:value-type="percentage">
            <text:p>64,21 %</text:p>
          </table:table-cell>
          <table:table-cell table:style-name="ce21" table:formula="of:=IF([.$L$41]&gt;service_du;1-[.P25];0)" office:value-type="percentage" office:value="0.357859531772575" calcext:value-type="percentage">
            <text:p>35,79 %</text:p>
          </table:table-cell>
          <table:table-cell table:style-name="ce12" table:formula="of:=IF(HC_autorisees=&quot;Oui&quot;;[.I25]*[.Q25]*[.K25];0)" office:value-type="float" office:value="3.57859531772575" calcext:value-type="float">
            <text:p>3,58 HETD</text:p>
          </table:table-cell>
          <table:table-cell table:style-name="ce11"/>
          <table:table-cell table:style-name="ce24" table:formula="of:=IF(OR(ISBLANK([.$C25]);[.$C25]=&quot;Référentiel&quot;);0;[.$O25]*[.D25])" office:value-type="float" office:value="0" calcext:value-type="float">
            <text:p>0 HETD</text:p>
          </table:table-cell>
          <table:table-cell table:style-name="ce24" table:formula="of:=IF(OR(ISBLANK([.$C25]);[.$C25]=&quot;Référentiel&quot;);0;[.$O25]*[.E25])" office:value-type="float" office:value="0" calcext:value-type="float">
            <text:p>0 HETD</text:p>
          </table:table-cell>
          <table:table-cell table:style-name="ce24" table:formula="of:=IF(OR(ISBLANK([.$C25]);[.$C25]=&quot;Référentiel&quot;);0;[.$O25]*[.F25])" office:value-type="float" office:value="0" calcext:value-type="float">
            <text:p>0 HETD</text:p>
          </table:table-cell>
          <table:table-cell table:style-name="ce24" table:formula="of:=IF([.$C25]=&quot;Référentiel&quot;;[.$O25];0)" office:value-type="float" office:value="6.42140468227425" calcext:value-type="float">
            <text:p>6,42 HETD</text:p>
          </table:table-cell>
          <table:table-cell table:style-name="ce24" table:formula="of:=IF(OR(ISBLANK([.$C25]);[.$C25]=&quot;Référentiel&quot;);0;[.$R25]*[.D25])" office:value-type="float" office:value="0" calcext:value-type="float">
            <text:p>0 HETD</text:p>
          </table:table-cell>
          <table:table-cell table:style-name="ce24" table:formula="of:=IF(OR(ISBLANK([.$C25]);[.$C25]=&quot;Référentiel&quot;);0;[.$R25]*[.E25])" office:value-type="float" office:value="0" calcext:value-type="float">
            <text:p>0 HETD</text:p>
          </table:table-cell>
          <table:table-cell table:style-name="ce24" table:formula="of:=IF(OR(ISBLANK([.$C25]);[.$C25]=&quot;Référentiel&quot;);0;[.$R25]*[.F25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25]=&quot;Référentiel&quot;;[.$R25];0)" office:value-type="float" office:value="3.57859531772575" calcext:value-type="float">
            <text:p>3,58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ENSI</text:p>
          </table:table-cell>
          <table:table-cell table:style-name="ce6" table:content-validation-name="val2" office:value-type="string" calcext:value-type="string">
            <text:p>Référentiel</text:p>
          </table:table-cell>
          <table:table-cell table:style-name="ce14" office:value-type="percentage" office:value="1" calcext:value-type="percentage">
            <text:p>10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26]);[.C26]=&quot;Référentiel&quot;);&quot;&quot;;1-([.D26]+[.E26]))">
            <text:p/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5" calcext:value-type="float">
            <text:p>5 h</text:p>
          </table:table-cell>
          <table:table-cell table:style-name="ce11" table:formula="of:=IF(ISBLANK([.C26]);0;HLOOKUP(IF(AND([.C26]=&quot;TP&quot;;TP_vaut_TD=&quot;Oui&quot;);&quot;TD&quot;;[.C26]);types_intervention;2;0))" office:value-type="float" office:value="1" calcext:value-type="float">
            <text:p>1 HETD</text:p>
          </table:table-cell>
          <table:table-cell table:style-name="ce12" table:formula="of:=IF(ISBLANK([.C26]);0;HLOOKUP([.C26];types_intervention;3;0))" office:value-type="float" office:value="1" calcext:value-type="float">
            <text:p>1 HETD</text:p>
          </table:table-cell>
          <table:table-cell table:style-name="ce11" table:formula="of:=IF([.H26]=&quot;Oui&quot;;[.I26]*[.J26];0)" office:value-type="float" office:value="5" calcext:value-type="float">
            <text:p>5 HETD</text:p>
          </table:table-cell>
          <table:table-cell table:style-name="ce11"/>
          <table:table-cell table:style-name="ce21" table:formula="of:=IF([.$L$41]&gt;0;[.L26]/[.$L$41];0)" office:value-type="percentage" office:value="0.0167224080267559" calcext:value-type="percentage">
            <text:p>1,67 %</text:p>
          </table:table-cell>
          <table:table-cell table:style-name="ce11" table:formula="of:=MIN(service_du;[.$L$41])*[.N26]" office:value-type="float" office:value="3.21070234113712" calcext:value-type="float">
            <text:p>3,21 HETD</text:p>
          </table:table-cell>
          <table:table-cell table:style-name="ce21" table:formula="of:=IF([.L26]&lt;&gt;0;[.O26]/[.L26];0)" office:value-type="percentage" office:value="0.642140468227425" calcext:value-type="percentage">
            <text:p>64,21 %</text:p>
          </table:table-cell>
          <table:table-cell table:style-name="ce21" table:formula="of:=IF([.$L$41]&gt;service_du;1-[.P26];0)" office:value-type="percentage" office:value="0.357859531772575" calcext:value-type="percentage">
            <text:p>35,79 %</text:p>
          </table:table-cell>
          <table:table-cell table:style-name="ce12" table:formula="of:=IF(HC_autorisees=&quot;Oui&quot;;[.I26]*[.Q26]*[.K26];0)" office:value-type="float" office:value="1.78929765886288" calcext:value-type="float">
            <text:p>1,79 HETD</text:p>
          </table:table-cell>
          <table:table-cell table:style-name="ce11"/>
          <table:table-cell table:style-name="ce24" table:formula="of:=IF(OR(ISBLANK([.$C26]);[.$C26]=&quot;Référentiel&quot;);0;[.$O26]*[.D26])" office:value-type="float" office:value="0" calcext:value-type="float">
            <text:p>0 HETD</text:p>
          </table:table-cell>
          <table:table-cell table:style-name="ce24" table:formula="of:=IF(OR(ISBLANK([.$C26]);[.$C26]=&quot;Référentiel&quot;);0;[.$O26]*[.E26])" office:value-type="float" office:value="0" calcext:value-type="float">
            <text:p>0 HETD</text:p>
          </table:table-cell>
          <table:table-cell table:style-name="ce24" table:formula="of:=IF(OR(ISBLANK([.$C26]);[.$C26]=&quot;Référentiel&quot;);0;[.$O26]*[.F26])" office:value-type="float" office:value="0" calcext:value-type="float">
            <text:p>0 HETD</text:p>
          </table:table-cell>
          <table:table-cell table:style-name="ce24" table:formula="of:=IF([.$C26]=&quot;Référentiel&quot;;[.$O26];0)" office:value-type="float" office:value="3.21070234113712" calcext:value-type="float">
            <text:p>3,21 HETD</text:p>
          </table:table-cell>
          <table:table-cell table:style-name="ce24" table:formula="of:=IF(OR(ISBLANK([.$C26]);[.$C26]=&quot;Référentiel&quot;);0;[.$R26]*[.D26])" office:value-type="float" office:value="0" calcext:value-type="float">
            <text:p>0 HETD</text:p>
          </table:table-cell>
          <table:table-cell table:style-name="ce24" table:formula="of:=IF(OR(ISBLANK([.$C26]);[.$C26]=&quot;Référentiel&quot;);0;[.$R26]*[.E26])" office:value-type="float" office:value="0" calcext:value-type="float">
            <text:p>0 HETD</text:p>
          </table:table-cell>
          <table:table-cell table:style-name="ce24" table:formula="of:=IF(OR(ISBLANK([.$C26]);[.$C26]=&quot;Référentiel&quot;);0;[.$R26]*[.F26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26]=&quot;Référentiel&quot;;[.$R26];0)" office:value-type="float" office:value="1.78929765886288" calcext:value-type="float">
            <text:p>1,79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Référentiel</text:p>
          </table:table-cell>
          <table:table-cell table:style-name="ce14" office:value-type="percentage" office:value="1" calcext:value-type="percentage">
            <text:p>10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27]);[.C27]=&quot;Référentiel&quot;);&quot;&quot;;1-([.D27]+[.E27]))">
            <text:p/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3" calcext:value-type="float">
            <text:p>3 h</text:p>
          </table:table-cell>
          <table:table-cell table:style-name="ce11" table:formula="of:=IF(ISBLANK([.C27]);0;HLOOKUP(IF(AND([.C27]=&quot;TP&quot;;TP_vaut_TD=&quot;Oui&quot;);&quot;TD&quot;;[.C27]);types_intervention;2;0))" office:value-type="float" office:value="1" calcext:value-type="float">
            <text:p>1 HETD</text:p>
          </table:table-cell>
          <table:table-cell table:style-name="ce12" table:formula="of:=IF(ISBLANK([.C27]);0;HLOOKUP([.C27];types_intervention;3;0))" office:value-type="float" office:value="1" calcext:value-type="float">
            <text:p>1 HETD</text:p>
          </table:table-cell>
          <table:table-cell table:style-name="ce11" table:formula="of:=IF([.H27]=&quot;Oui&quot;;[.I27]*[.J27];0)" office:value-type="float" office:value="3" calcext:value-type="float">
            <text:p>3 HETD</text:p>
          </table:table-cell>
          <table:table-cell table:style-name="ce11"/>
          <table:table-cell table:style-name="ce21" table:formula="of:=IF([.$L$41]&gt;0;[.L27]/[.$L$41];0)" office:value-type="percentage" office:value="0.0100334448160535" calcext:value-type="percentage">
            <text:p>1,00 %</text:p>
          </table:table-cell>
          <table:table-cell table:style-name="ce11" table:formula="of:=MIN(service_du;[.$L$41])*[.N27]" office:value-type="float" office:value="1.92642140468227" calcext:value-type="float">
            <text:p>1,93 HETD</text:p>
          </table:table-cell>
          <table:table-cell table:style-name="ce21" table:formula="of:=IF([.L27]&lt;&gt;0;[.O27]/[.L27];0)" office:value-type="percentage" office:value="0.642140468227425" calcext:value-type="percentage">
            <text:p>64,21 %</text:p>
          </table:table-cell>
          <table:table-cell table:style-name="ce21" table:formula="of:=IF([.$L$41]&gt;service_du;1-[.P27];0)" office:value-type="percentage" office:value="0.357859531772575" calcext:value-type="percentage">
            <text:p>35,79 %</text:p>
          </table:table-cell>
          <table:table-cell table:style-name="ce12" table:formula="of:=IF(HC_autorisees=&quot;Oui&quot;;[.I27]*[.Q27]*[.K27];0)" office:value-type="float" office:value="1.07357859531773" calcext:value-type="float">
            <text:p>1,07 HETD</text:p>
          </table:table-cell>
          <table:table-cell table:style-name="ce11"/>
          <table:table-cell table:style-name="ce24" table:formula="of:=IF(OR(ISBLANK([.$C27]);[.$C27]=&quot;Référentiel&quot;);0;[.$O27]*[.D27])" office:value-type="float" office:value="0" calcext:value-type="float">
            <text:p>0 HETD</text:p>
          </table:table-cell>
          <table:table-cell table:style-name="ce24" table:formula="of:=IF(OR(ISBLANK([.$C27]);[.$C27]=&quot;Référentiel&quot;);0;[.$O27]*[.E27])" office:value-type="float" office:value="0" calcext:value-type="float">
            <text:p>0 HETD</text:p>
          </table:table-cell>
          <table:table-cell table:style-name="ce24" table:formula="of:=IF(OR(ISBLANK([.$C27]);[.$C27]=&quot;Référentiel&quot;);0;[.$O27]*[.F27])" office:value-type="float" office:value="0" calcext:value-type="float">
            <text:p>0 HETD</text:p>
          </table:table-cell>
          <table:table-cell table:style-name="ce24" table:formula="of:=IF([.$C27]=&quot;Référentiel&quot;;[.$O27];0)" office:value-type="float" office:value="1.92642140468227" calcext:value-type="float">
            <text:p>1,93 HETD</text:p>
          </table:table-cell>
          <table:table-cell table:style-name="ce24" table:formula="of:=IF(OR(ISBLANK([.$C27]);[.$C27]=&quot;Référentiel&quot;);0;[.$R27]*[.D27])" office:value-type="float" office:value="0" calcext:value-type="float">
            <text:p>0 HETD</text:p>
          </table:table-cell>
          <table:table-cell table:style-name="ce24" table:formula="of:=IF(OR(ISBLANK([.$C27]);[.$C27]=&quot;Référentiel&quot;);0;[.$R27]*[.E27])" office:value-type="float" office:value="0" calcext:value-type="float">
            <text:p>0 HETD</text:p>
          </table:table-cell>
          <table:table-cell table:style-name="ce24" table:formula="of:=IF(OR(ISBLANK([.$C27]);[.$C27]=&quot;Référentiel&quot;);0;[.$R27]*[.F27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27]=&quot;Référentiel&quot;;[.$R27];0)" office:value-type="float" office:value="1.07357859531773" calcext:value-type="float">
            <text:p>1,07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2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6" office:value-type="percentage" office:value="1" calcext:value-type="percentage">
            <text:p>100,00 %</text:p>
          </table:table-cell>
          <table:table-cell table:style-name="ce17" table:formula="of:=IF(OR(ISBLANK([.C28]);[.C28]=&quot;Référentiel&quot;);&quot;&quot;;1-([.D28]+[.E28]))" office:value-type="percentage" office:value="0" calcext:value-type="percentage">
            <text:p>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15" calcext:value-type="float">
            <text:p>15 h</text:p>
          </table:table-cell>
          <table:table-cell table:style-name="ce11" table:formula="of:=IF(ISBLANK([.C28]);0;HLOOKUP(IF(AND([.C28]=&quot;TP&quot;;TP_vaut_TD=&quot;Oui&quot;);&quot;TD&quot;;[.C28]);types_intervention;2;0))" office:value-type="float" office:value="1.5" calcext:value-type="float">
            <text:p>1,5 HETD</text:p>
          </table:table-cell>
          <table:table-cell table:style-name="ce12" table:formula="of:=IF(ISBLANK([.C28]);0;HLOOKUP([.C28];types_intervention;3;0))" office:value-type="float" office:value="1.5" calcext:value-type="float">
            <text:p>1,5 HETD</text:p>
          </table:table-cell>
          <table:table-cell table:style-name="ce11" table:formula="of:=IF([.H28]=&quot;Oui&quot;;[.I28]*[.J28];0)" office:value-type="float" office:value="22.5" calcext:value-type="float">
            <text:p>22,5 HETD</text:p>
          </table:table-cell>
          <table:table-cell table:style-name="ce11"/>
          <table:table-cell table:style-name="ce21" table:formula="of:=IF([.$L$41]&gt;0;[.L28]/[.$L$41];0)" office:value-type="percentage" office:value="0.0752508361204013" calcext:value-type="percentage">
            <text:p>7,53 %</text:p>
          </table:table-cell>
          <table:table-cell table:style-name="ce11" table:formula="of:=MIN(service_du;[.$L$41])*[.N28]" office:value-type="float" office:value="14.4481605351171" calcext:value-type="float">
            <text:p>14,45 HETD</text:p>
          </table:table-cell>
          <table:table-cell table:style-name="ce21" table:formula="of:=IF([.L28]&lt;&gt;0;[.O28]/[.L28];0)" office:value-type="percentage" office:value="0.642140468227425" calcext:value-type="percentage">
            <text:p>64,21 %</text:p>
          </table:table-cell>
          <table:table-cell table:style-name="ce21" table:formula="of:=IF([.$L$41]&gt;service_du;1-[.P28];0)" office:value-type="percentage" office:value="0.357859531772575" calcext:value-type="percentage">
            <text:p>35,79 %</text:p>
          </table:table-cell>
          <table:table-cell table:style-name="ce12" table:formula="of:=IF(HC_autorisees=&quot;Oui&quot;;[.I28]*[.Q28]*[.K28];0)" office:value-type="float" office:value="8.05183946488294" calcext:value-type="float">
            <text:p>8,05 HETD</text:p>
          </table:table-cell>
          <table:table-cell table:style-name="ce11"/>
          <table:table-cell table:style-name="ce24" table:formula="of:=IF(OR(ISBLANK([.$C28]);[.$C28]=&quot;Référentiel&quot;);0;[.$O28]*[.D28])" office:value-type="float" office:value="0" calcext:value-type="float">
            <text:p>0 HETD</text:p>
          </table:table-cell>
          <table:table-cell table:style-name="ce24" table:formula="of:=IF(OR(ISBLANK([.$C28]);[.$C28]=&quot;Référentiel&quot;);0;[.$O28]*[.E28])" office:value-type="float" office:value="14.4481605351171" calcext:value-type="float">
            <text:p>14,45 HETD</text:p>
          </table:table-cell>
          <table:table-cell table:style-name="ce24" table:formula="of:=IF(OR(ISBLANK([.$C28]);[.$C28]=&quot;Référentiel&quot;);0;[.$O28]*[.F28])" office:value-type="float" office:value="0" calcext:value-type="float">
            <text:p>0 HETD</text:p>
          </table:table-cell>
          <table:table-cell table:style-name="ce24" table:formula="of:=IF([.$C28]=&quot;Référentiel&quot;;[.$O28];0)" office:value-type="float" office:value="0" calcext:value-type="float">
            <text:p>0 HETD</text:p>
          </table:table-cell>
          <table:table-cell table:style-name="ce24" table:formula="of:=IF(OR(ISBLANK([.$C28]);[.$C28]=&quot;Référentiel&quot;);0;[.$R28]*[.D28])" office:value-type="float" office:value="0" calcext:value-type="float">
            <text:p>0 HETD</text:p>
          </table:table-cell>
          <table:table-cell table:style-name="ce24" table:formula="of:=IF(OR(ISBLANK([.$C28]);[.$C28]=&quot;Référentiel&quot;);0;[.$R28]*[.E28])" office:value-type="float" office:value="8.05183946488294" calcext:value-type="float">
            <text:p>8,05 HETD</text:p>
          </table:table-cell>
          <table:table-cell table:style-name="ce24" table:formula="of:=IF(OR(ISBLANK([.$C28]);[.$C28]=&quot;Référentiel&quot;);0;[.$R28]*[.F28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28]=&quot;Référentiel&quot;;[.$R28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2</text:p>
          </table:table-cell>
          <table:table-cell table:style-name="ce6" table:content-validation-name="val2" office:value-type="string" calcext:value-type="string">
            <text:p>FC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29]);[.C29]=&quot;Référentiel&quot;);&quot;&quot;;1-([.D29]+[.E29]))" office:value-type="percentage" office:value="1" calcext:value-type="percentage">
            <text:p>10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20" calcext:value-type="float">
            <text:p>20 h</text:p>
          </table:table-cell>
          <table:table-cell table:style-name="ce11" table:formula="of:=IF(ISBLANK([.C29]);0;HLOOKUP(IF(AND([.C29]=&quot;TP&quot;;TP_vaut_TD=&quot;Oui&quot;);&quot;TD&quot;;[.C29]);types_intervention;2;0))" office:value-type="float" office:value="2.25" calcext:value-type="float">
            <text:p>2,25 HETD</text:p>
          </table:table-cell>
          <table:table-cell table:style-name="ce12" table:formula="of:=IF(ISBLANK([.C29]);0;HLOOKUP([.C29];types_intervention;3;0))" office:value-type="float" office:value="2.25" calcext:value-type="float">
            <text:p>2,25 HETD</text:p>
          </table:table-cell>
          <table:table-cell table:style-name="ce11" table:formula="of:=IF([.H29]=&quot;Oui&quot;;[.I29]*[.J29];0)" office:value-type="float" office:value="45" calcext:value-type="float">
            <text:p>45 HETD</text:p>
          </table:table-cell>
          <table:table-cell table:style-name="ce11"/>
          <table:table-cell table:style-name="ce21" table:formula="of:=IF([.$L$41]&gt;0;[.L29]/[.$L$41];0)" office:value-type="percentage" office:value="0.150501672240803" calcext:value-type="percentage">
            <text:p>15,05 %</text:p>
          </table:table-cell>
          <table:table-cell table:style-name="ce11" table:formula="of:=MIN(service_du;[.$L$41])*[.N29]" office:value-type="float" office:value="28.8963210702341" calcext:value-type="float">
            <text:p>28,9 HETD</text:p>
          </table:table-cell>
          <table:table-cell table:style-name="ce21" table:formula="of:=IF([.L29]&lt;&gt;0;[.O29]/[.L29];0)" office:value-type="percentage" office:value="0.642140468227425" calcext:value-type="percentage">
            <text:p>64,21 %</text:p>
          </table:table-cell>
          <table:table-cell table:style-name="ce21" table:formula="of:=IF([.$L$41]&gt;service_du;1-[.P29];0)" office:value-type="percentage" office:value="0.357859531772575" calcext:value-type="percentage">
            <text:p>35,79 %</text:p>
          </table:table-cell>
          <table:table-cell table:style-name="ce12" table:formula="of:=IF(HC_autorisees=&quot;Oui&quot;;[.I29]*[.Q29]*[.K29];0)" office:value-type="float" office:value="16.1036789297659" calcext:value-type="float">
            <text:p>16,1 HETD</text:p>
          </table:table-cell>
          <table:table-cell table:style-name="ce11"/>
          <table:table-cell table:style-name="ce24" table:formula="of:=IF(OR(ISBLANK([.$C29]);[.$C29]=&quot;Référentiel&quot;);0;[.$O29]*[.D29])" office:value-type="float" office:value="0" calcext:value-type="float">
            <text:p>0 HETD</text:p>
          </table:table-cell>
          <table:table-cell table:style-name="ce24" table:formula="of:=IF(OR(ISBLANK([.$C29]);[.$C29]=&quot;Référentiel&quot;);0;[.$O29]*[.E29])" office:value-type="float" office:value="0" calcext:value-type="float">
            <text:p>0 HETD</text:p>
          </table:table-cell>
          <table:table-cell table:style-name="ce24" table:formula="of:=IF(OR(ISBLANK([.$C29]);[.$C29]=&quot;Référentiel&quot;);0;[.$O29]*[.F29])" office:value-type="float" office:value="28.8963210702341" calcext:value-type="float">
            <text:p>28,9 HETD</text:p>
          </table:table-cell>
          <table:table-cell table:style-name="ce24" table:formula="of:=IF([.$C29]=&quot;Référentiel&quot;;[.$O29];0)" office:value-type="float" office:value="0" calcext:value-type="float">
            <text:p>0 HETD</text:p>
          </table:table-cell>
          <table:table-cell table:style-name="ce24" table:formula="of:=IF(OR(ISBLANK([.$C29]);[.$C29]=&quot;Référentiel&quot;);0;[.$R29]*[.D29])" office:value-type="float" office:value="0" calcext:value-type="float">
            <text:p>0 HETD</text:p>
          </table:table-cell>
          <table:table-cell table:style-name="ce24" table:formula="of:=IF(OR(ISBLANK([.$C29]);[.$C29]=&quot;Référentiel&quot;);0;[.$R29]*[.E29])" office:value-type="float" office:value="0" calcext:value-type="float">
            <text:p>0 HETD</text:p>
          </table:table-cell>
          <table:table-cell table:style-name="ce24" table:formula="of:=IF(OR(ISBLANK([.$C29]);[.$C29]=&quot;Référentiel&quot;);0;[.$R29]*[.F29])" office:value-type="float" office:value="16.1036789297659" calcext:value-type="float">
            <text:p>16,1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29]=&quot;Référentiel&quot;;[.$R29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2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30]);[.C30]=&quot;Référentiel&quot;);&quot;&quot;;1-([.D30]+[.E30]))" office:value-type="percentage" office:value="1" calcext:value-type="percentage">
            <text:p>10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20" calcext:value-type="float">
            <text:p>20 h</text:p>
          </table:table-cell>
          <table:table-cell table:style-name="ce11" table:formula="of:=IF(ISBLANK([.C30]);0;HLOOKUP(IF(AND([.C30]=&quot;TP&quot;;TP_vaut_TD=&quot;Oui&quot;);&quot;TD&quot;;[.C30]);types_intervention;2;0))" office:value-type="float" office:value="1" calcext:value-type="float">
            <text:p>1 HETD</text:p>
          </table:table-cell>
          <table:table-cell table:style-name="ce12" table:formula="of:=IF(ISBLANK([.C30]);0;HLOOKUP([.C30];types_intervention;3;0))" office:value-type="float" office:value="1" calcext:value-type="float">
            <text:p>1 HETD</text:p>
          </table:table-cell>
          <table:table-cell table:style-name="ce11" table:formula="of:=IF([.H30]=&quot;Oui&quot;;[.I30]*[.J30];0)" office:value-type="float" office:value="20" calcext:value-type="float">
            <text:p>20 HETD</text:p>
          </table:table-cell>
          <table:table-cell table:style-name="ce11"/>
          <table:table-cell table:style-name="ce21" table:formula="of:=IF([.$L$41]&gt;0;[.L30]/[.$L$41];0)" office:value-type="percentage" office:value="0.0668896321070234" calcext:value-type="percentage">
            <text:p>6,69 %</text:p>
          </table:table-cell>
          <table:table-cell table:style-name="ce11" table:formula="of:=MIN(service_du;[.$L$41])*[.N30]" office:value-type="float" office:value="12.8428093645485" calcext:value-type="float">
            <text:p>12,84 HETD</text:p>
          </table:table-cell>
          <table:table-cell table:style-name="ce21" table:formula="of:=IF([.L30]&lt;&gt;0;[.O30]/[.L30];0)" office:value-type="percentage" office:value="0.642140468227425" calcext:value-type="percentage">
            <text:p>64,21 %</text:p>
          </table:table-cell>
          <table:table-cell table:style-name="ce21" table:formula="of:=IF([.$L$41]&gt;service_du;1-[.P30];0)" office:value-type="percentage" office:value="0.357859531772575" calcext:value-type="percentage">
            <text:p>35,79 %</text:p>
          </table:table-cell>
          <table:table-cell table:style-name="ce12" table:formula="of:=IF(HC_autorisees=&quot;Oui&quot;;[.I30]*[.Q30]*[.K30];0)" office:value-type="float" office:value="7.15719063545151" calcext:value-type="float">
            <text:p>7,16 HETD</text:p>
          </table:table-cell>
          <table:table-cell table:style-name="ce11"/>
          <table:table-cell table:style-name="ce24" table:formula="of:=IF(OR(ISBLANK([.$C30]);[.$C30]=&quot;Référentiel&quot;);0;[.$O30]*[.D30])" office:value-type="float" office:value="0" calcext:value-type="float">
            <text:p>0 HETD</text:p>
          </table:table-cell>
          <table:table-cell table:style-name="ce24" table:formula="of:=IF(OR(ISBLANK([.$C30]);[.$C30]=&quot;Référentiel&quot;);0;[.$O30]*[.E30])" office:value-type="float" office:value="0" calcext:value-type="float">
            <text:p>0 HETD</text:p>
          </table:table-cell>
          <table:table-cell table:style-name="ce24" table:formula="of:=IF(OR(ISBLANK([.$C30]);[.$C30]=&quot;Référentiel&quot;);0;[.$O30]*[.F30])" office:value-type="float" office:value="12.8428093645485" calcext:value-type="float">
            <text:p>12,84 HETD</text:p>
          </table:table-cell>
          <table:table-cell table:style-name="ce24" table:formula="of:=IF([.$C30]=&quot;Référentiel&quot;;[.$O30];0)" office:value-type="float" office:value="0" calcext:value-type="float">
            <text:p>0 HETD</text:p>
          </table:table-cell>
          <table:table-cell table:style-name="ce24" table:formula="of:=IF(OR(ISBLANK([.$C30]);[.$C30]=&quot;Référentiel&quot;);0;[.$R30]*[.D30])" office:value-type="float" office:value="0" calcext:value-type="float">
            <text:p>0 HETD</text:p>
          </table:table-cell>
          <table:table-cell table:style-name="ce24" table:formula="of:=IF(OR(ISBLANK([.$C30]);[.$C30]=&quot;Référentiel&quot;);0;[.$R30]*[.E30])" office:value-type="float" office:value="0" calcext:value-type="float">
            <text:p>0 HETD</text:p>
          </table:table-cell>
          <table:table-cell table:style-name="ce24" table:formula="of:=IF(OR(ISBLANK([.$C30]);[.$C30]=&quot;Référentiel&quot;);0;[.$R30]*[.F30])" office:value-type="float" office:value="7.15719063545151" calcext:value-type="float">
            <text:p>7,16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30]=&quot;Référentiel&quot;;[.$R30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2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31]);[.C31]=&quot;Référentiel&quot;);&quot;&quot;;1-([.D31]+[.E31]))" office:value-type="percentage" office:value="1" calcext:value-type="percentage">
            <text:p>10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10" calcext:value-type="float">
            <text:p>10 h</text:p>
          </table:table-cell>
          <table:table-cell table:style-name="ce11" table:formula="of:=IF(ISBLANK([.C31]);0;HLOOKUP(IF(AND([.C31]=&quot;TP&quot;;TP_vaut_TD=&quot;Oui&quot;);&quot;TD&quot;;[.C31]);types_intervention;2;0))" office:value-type="float" office:value="1.5" calcext:value-type="float">
            <text:p>1,5 HETD</text:p>
          </table:table-cell>
          <table:table-cell table:style-name="ce12" table:formula="of:=IF(ISBLANK([.C31]);0;HLOOKUP([.C31];types_intervention;3;0))" office:value-type="float" office:value="1.5" calcext:value-type="float">
            <text:p>1,5 HETD</text:p>
          </table:table-cell>
          <table:table-cell table:style-name="ce11" table:formula="of:=IF([.H31]=&quot;Oui&quot;;[.I31]*[.J31];0)" office:value-type="float" office:value="15" calcext:value-type="float">
            <text:p>15 HETD</text:p>
          </table:table-cell>
          <table:table-cell table:style-name="ce11"/>
          <table:table-cell table:style-name="ce21" table:formula="of:=IF([.$L$41]&gt;0;[.L31]/[.$L$41];0)" office:value-type="percentage" office:value="0.0501672240802676" calcext:value-type="percentage">
            <text:p>5,02 %</text:p>
          </table:table-cell>
          <table:table-cell table:style-name="ce11" table:formula="of:=MIN(service_du;[.$L$41])*[.N31]" office:value-type="float" office:value="9.63210702341137" calcext:value-type="float">
            <text:p>9,63 HETD</text:p>
          </table:table-cell>
          <table:table-cell table:style-name="ce21" table:formula="of:=IF([.L31]&lt;&gt;0;[.O31]/[.L31];0)" office:value-type="percentage" office:value="0.642140468227425" calcext:value-type="percentage">
            <text:p>64,21 %</text:p>
          </table:table-cell>
          <table:table-cell table:style-name="ce21" table:formula="of:=IF([.$L$41]&gt;service_du;1-[.P31];0)" office:value-type="percentage" office:value="0.357859531772575" calcext:value-type="percentage">
            <text:p>35,79 %</text:p>
          </table:table-cell>
          <table:table-cell table:style-name="ce12" table:formula="of:=IF(HC_autorisees=&quot;Oui&quot;;[.I31]*[.Q31]*[.K31];0)" office:value-type="float" office:value="5.36789297658863" calcext:value-type="float">
            <text:p>5,37 HETD</text:p>
          </table:table-cell>
          <table:table-cell table:style-name="ce11"/>
          <table:table-cell table:style-name="ce24" table:formula="of:=IF(OR(ISBLANK([.$C31]);[.$C31]=&quot;Référentiel&quot;);0;[.$O31]*[.D31])" office:value-type="float" office:value="0" calcext:value-type="float">
            <text:p>0 HETD</text:p>
          </table:table-cell>
          <table:table-cell table:style-name="ce24" table:formula="of:=IF(OR(ISBLANK([.$C31]);[.$C31]=&quot;Référentiel&quot;);0;[.$O31]*[.E31])" office:value-type="float" office:value="0" calcext:value-type="float">
            <text:p>0 HETD</text:p>
          </table:table-cell>
          <table:table-cell table:style-name="ce24" table:formula="of:=IF(OR(ISBLANK([.$C31]);[.$C31]=&quot;Référentiel&quot;);0;[.$O31]*[.F31])" office:value-type="float" office:value="9.63210702341137" calcext:value-type="float">
            <text:p>9,63 HETD</text:p>
          </table:table-cell>
          <table:table-cell table:style-name="ce24" table:formula="of:=IF([.$C31]=&quot;Référentiel&quot;;[.$O31];0)" office:value-type="float" office:value="0" calcext:value-type="float">
            <text:p>0 HETD</text:p>
          </table:table-cell>
          <table:table-cell table:style-name="ce24" table:formula="of:=IF(OR(ISBLANK([.$C31]);[.$C31]=&quot;Référentiel&quot;);0;[.$R31]*[.D31])" office:value-type="float" office:value="0" calcext:value-type="float">
            <text:p>0 HETD</text:p>
          </table:table-cell>
          <table:table-cell table:style-name="ce24" table:formula="of:=IF(OR(ISBLANK([.$C31]);[.$C31]=&quot;Référentiel&quot;);0;[.$R31]*[.E31])" office:value-type="float" office:value="0" calcext:value-type="float">
            <text:p>0 HETD</text:p>
          </table:table-cell>
          <table:table-cell table:style-name="ce24" table:formula="of:=IF(OR(ISBLANK([.$C31]);[.$C31]=&quot;Référentiel&quot;);0;[.$R31]*[.F31])" office:value-type="float" office:value="5.36789297658863" calcext:value-type="float">
            <text:p>5,37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31]=&quot;Référentiel&quot;;[.$R31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2</text:p>
          </table:table-cell>
          <table:table-cell table:style-name="ce6" table:content-validation-name="val2" office:value-type="string" calcext:value-type="string">
            <text:p>FC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32]);[.C32]=&quot;Référentiel&quot;);&quot;&quot;;1-([.D32]+[.E32]))" office:value-type="percentage" office:value="1" calcext:value-type="percentage">
            <text:p>10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12" calcext:value-type="float">
            <text:p>12 h</text:p>
          </table:table-cell>
          <table:table-cell table:style-name="ce11" table:formula="of:=IF(ISBLANK([.C32]);0;HLOOKUP(IF(AND([.C32]=&quot;TP&quot;;TP_vaut_TD=&quot;Oui&quot;);&quot;TD&quot;;[.C32]);types_intervention;2;0))" office:value-type="float" office:value="2.25" calcext:value-type="float">
            <text:p>2,25 HETD</text:p>
          </table:table-cell>
          <table:table-cell table:style-name="ce12" table:formula="of:=IF(ISBLANK([.C32]);0;HLOOKUP([.C32];types_intervention;3;0))" office:value-type="float" office:value="2.25" calcext:value-type="float">
            <text:p>2,25 HETD</text:p>
          </table:table-cell>
          <table:table-cell table:style-name="ce11" table:formula="of:=IF([.H32]=&quot;Oui&quot;;[.I32]*[.J32];0)" office:value-type="float" office:value="27" calcext:value-type="float">
            <text:p>27 HETD</text:p>
          </table:table-cell>
          <table:table-cell table:style-name="ce11"/>
          <table:table-cell table:style-name="ce21" table:formula="of:=IF([.$L$41]&gt;0;[.L32]/[.$L$41];0)" office:value-type="percentage" office:value="0.0903010033444816" calcext:value-type="percentage">
            <text:p>9,03 %</text:p>
          </table:table-cell>
          <table:table-cell table:style-name="ce11" table:formula="of:=MIN(service_du;[.$L$41])*[.N32]" office:value-type="float" office:value="17.3377926421405" calcext:value-type="float">
            <text:p>17,34 HETD</text:p>
          </table:table-cell>
          <table:table-cell table:style-name="ce21" table:formula="of:=IF([.L32]&lt;&gt;0;[.O32]/[.L32];0)" office:value-type="percentage" office:value="0.642140468227425" calcext:value-type="percentage">
            <text:p>64,21 %</text:p>
          </table:table-cell>
          <table:table-cell table:style-name="ce21" table:formula="of:=IF([.$L$41]&gt;service_du;1-[.P32];0)" office:value-type="percentage" office:value="0.357859531772575" calcext:value-type="percentage">
            <text:p>35,79 %</text:p>
          </table:table-cell>
          <table:table-cell table:style-name="ce12" table:formula="of:=IF(HC_autorisees=&quot;Oui&quot;;[.I32]*[.Q32]*[.K32];0)" office:value-type="float" office:value="9.66220735785953" calcext:value-type="float">
            <text:p>9,66 HETD</text:p>
          </table:table-cell>
          <table:table-cell table:style-name="ce11"/>
          <table:table-cell table:style-name="ce24" table:formula="of:=IF(OR(ISBLANK([.$C32]);[.$C32]=&quot;Référentiel&quot;);0;[.$O32]*[.D32])" office:value-type="float" office:value="0" calcext:value-type="float">
            <text:p>0 HETD</text:p>
          </table:table-cell>
          <table:table-cell table:style-name="ce24" table:formula="of:=IF(OR(ISBLANK([.$C32]);[.$C32]=&quot;Référentiel&quot;);0;[.$O32]*[.E32])" office:value-type="float" office:value="0" calcext:value-type="float">
            <text:p>0 HETD</text:p>
          </table:table-cell>
          <table:table-cell table:style-name="ce24" table:formula="of:=IF(OR(ISBLANK([.$C32]);[.$C32]=&quot;Référentiel&quot;);0;[.$O32]*[.F32])" office:value-type="float" office:value="17.3377926421405" calcext:value-type="float">
            <text:p>17,34 HETD</text:p>
          </table:table-cell>
          <table:table-cell table:style-name="ce24" table:formula="of:=IF([.$C32]=&quot;Référentiel&quot;;[.$O32];0)" office:value-type="float" office:value="0" calcext:value-type="float">
            <text:p>0 HETD</text:p>
          </table:table-cell>
          <table:table-cell table:style-name="ce24" table:formula="of:=IF(OR(ISBLANK([.$C32]);[.$C32]=&quot;Référentiel&quot;);0;[.$R32]*[.D32])" office:value-type="float" office:value="0" calcext:value-type="float">
            <text:p>0 HETD</text:p>
          </table:table-cell>
          <table:table-cell table:style-name="ce24" table:formula="of:=IF(OR(ISBLANK([.$C32]);[.$C32]=&quot;Référentiel&quot;);0;[.$R32]*[.E32])" office:value-type="float" office:value="0" calcext:value-type="float">
            <text:p>0 HETD</text:p>
          </table:table-cell>
          <table:table-cell table:style-name="ce24" table:formula="of:=IF(OR(ISBLANK([.$C32]);[.$C32]=&quot;Référentiel&quot;);0;[.$R32]*[.F32])" office:value-type="float" office:value="9.66220735785953" calcext:value-type="float">
            <text:p>9,66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32]=&quot;Référentiel&quot;;[.$R32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P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33]);[.C33]=&quot;Référentiel&quot;);&quot;&quot;;1-([.D33]+[.E33]))" office:value-type="percentage" office:value="1" calcext:value-type="percentage">
            <text:p>10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5" calcext:value-type="float">
            <text:p>5 h</text:p>
          </table:table-cell>
          <table:table-cell table:style-name="ce11" table:formula="of:=IF(ISBLANK([.C33]);0;HLOOKUP(IF(AND([.C33]=&quot;TP&quot;;TP_vaut_TD=&quot;Oui&quot;);&quot;TD&quot;;[.C33]);types_intervention;2;0))" office:value-type="float" office:value="1" calcext:value-type="float">
            <text:p>1 HETD</text:p>
          </table:table-cell>
          <table:table-cell table:style-name="ce12" table:formula="of:=IF(ISBLANK([.C33]);0;HLOOKUP([.C33];types_intervention;3;0))" office:value-type="float" office:value="0.666666666666667" calcext:value-type="float">
            <text:p>0,67 HETD</text:p>
          </table:table-cell>
          <table:table-cell table:style-name="ce11" table:formula="of:=IF([.H33]=&quot;Oui&quot;;[.I33]*[.J33];0)" office:value-type="float" office:value="5" calcext:value-type="float">
            <text:p>5 HETD</text:p>
          </table:table-cell>
          <table:table-cell table:style-name="ce11"/>
          <table:table-cell table:style-name="ce21" table:formula="of:=IF([.$L$41]&gt;0;[.L33]/[.$L$41];0)" office:value-type="percentage" office:value="0.0167224080267559" calcext:value-type="percentage">
            <text:p>1,67 %</text:p>
          </table:table-cell>
          <table:table-cell table:style-name="ce11" table:formula="of:=MIN(service_du;[.$L$41])*[.N33]" office:value-type="float" office:value="3.21070234113712" calcext:value-type="float">
            <text:p>3,21 HETD</text:p>
          </table:table-cell>
          <table:table-cell table:style-name="ce21" table:formula="of:=IF([.L33]&lt;&gt;0;[.O33]/[.L33];0)" office:value-type="percentage" office:value="0.642140468227425" calcext:value-type="percentage">
            <text:p>64,21 %</text:p>
          </table:table-cell>
          <table:table-cell table:style-name="ce21" table:formula="of:=IF([.$L$41]&gt;service_du;1-[.P33];0)" office:value-type="percentage" office:value="0.357859531772575" calcext:value-type="percentage">
            <text:p>35,79 %</text:p>
          </table:table-cell>
          <table:table-cell table:style-name="ce12" table:formula="of:=IF(HC_autorisees=&quot;Oui&quot;;[.I33]*[.Q33]*[.K33];0)" office:value-type="float" office:value="1.19286510590858" calcext:value-type="float">
            <text:p>1,19 HETD</text:p>
          </table:table-cell>
          <table:table-cell table:style-name="ce11"/>
          <table:table-cell table:style-name="ce24" table:formula="of:=IF(OR(ISBLANK([.$C33]);[.$C33]=&quot;Référentiel&quot;);0;[.$O33]*[.D33])" office:value-type="float" office:value="0" calcext:value-type="float">
            <text:p>0 HETD</text:p>
          </table:table-cell>
          <table:table-cell table:style-name="ce24" table:formula="of:=IF(OR(ISBLANK([.$C33]);[.$C33]=&quot;Référentiel&quot;);0;[.$O33]*[.E33])" office:value-type="float" office:value="0" calcext:value-type="float">
            <text:p>0 HETD</text:p>
          </table:table-cell>
          <table:table-cell table:style-name="ce24" table:formula="of:=IF(OR(ISBLANK([.$C33]);[.$C33]=&quot;Référentiel&quot;);0;[.$O33]*[.F33])" office:value-type="float" office:value="3.21070234113712" calcext:value-type="float">
            <text:p>3,21 HETD</text:p>
          </table:table-cell>
          <table:table-cell table:style-name="ce24" table:formula="of:=IF([.$C33]=&quot;Référentiel&quot;;[.$O33];0)" office:value-type="float" office:value="0" calcext:value-type="float">
            <text:p>0 HETD</text:p>
          </table:table-cell>
          <table:table-cell table:style-name="ce24" table:formula="of:=IF(OR(ISBLANK([.$C33]);[.$C33]=&quot;Référentiel&quot;);0;[.$R33]*[.D33])" office:value-type="float" office:value="0" calcext:value-type="float">
            <text:p>0 HETD</text:p>
          </table:table-cell>
          <table:table-cell table:style-name="ce24" table:formula="of:=IF(OR(ISBLANK([.$C33]);[.$C33]=&quot;Référentiel&quot;);0;[.$R33]*[.E33])" office:value-type="float" office:value="0" calcext:value-type="float">
            <text:p>0 HETD</text:p>
          </table:table-cell>
          <table:table-cell table:style-name="ce24" table:formula="of:=IF(OR(ISBLANK([.$C33]);[.$C33]=&quot;Référentiel&quot;);0;[.$R33]*[.F33])" office:value-type="float" office:value="1.19286510590858" calcext:value-type="float">
            <text:p>1,19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33]=&quot;Référentiel&quot;;[.$R33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6" office:value-type="percentage" office:value="1" calcext:value-type="percentage">
            <text:p>100,00 %</text:p>
          </table:table-cell>
          <table:table-cell table:style-name="ce17" table:formula="of:=IF(OR(ISBLANK([.C34]);[.C34]=&quot;Référentiel&quot;);&quot;&quot;;1-([.D34]+[.E34]))" office:value-type="percentage" office:value="0" calcext:value-type="percentage">
            <text:p>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2" calcext:value-type="float">
            <text:p>2 h</text:p>
          </table:table-cell>
          <table:table-cell table:style-name="ce11" table:formula="of:=IF(ISBLANK([.C34]);0;HLOOKUP(IF(AND([.C34]=&quot;TP&quot;;TP_vaut_TD=&quot;Oui&quot;);&quot;TD&quot;;[.C34]);types_intervention;2;0))" office:value-type="float" office:value="1.5" calcext:value-type="float">
            <text:p>1,5 HETD</text:p>
          </table:table-cell>
          <table:table-cell table:style-name="ce12" table:formula="of:=IF(ISBLANK([.C34]);0;HLOOKUP([.C34];types_intervention;3;0))" office:value-type="float" office:value="1.5" calcext:value-type="float">
            <text:p>1,5 HETD</text:p>
          </table:table-cell>
          <table:table-cell table:style-name="ce11" table:formula="of:=IF([.H34]=&quot;Oui&quot;;[.I34]*[.J34];0)" office:value-type="float" office:value="3" calcext:value-type="float">
            <text:p>3 HETD</text:p>
          </table:table-cell>
          <table:table-cell table:style-name="ce11"/>
          <table:table-cell table:style-name="ce21" table:formula="of:=IF([.$L$41]&gt;0;[.L34]/[.$L$41];0)" office:value-type="percentage" office:value="0.0100334448160535" calcext:value-type="percentage">
            <text:p>1,00 %</text:p>
          </table:table-cell>
          <table:table-cell table:style-name="ce11" table:formula="of:=MIN(service_du;[.$L$41])*[.N34]" office:value-type="float" office:value="1.92642140468227" calcext:value-type="float">
            <text:p>1,93 HETD</text:p>
          </table:table-cell>
          <table:table-cell table:style-name="ce21" table:formula="of:=IF([.L34]&lt;&gt;0;[.O34]/[.L34];0)" office:value-type="percentage" office:value="0.642140468227425" calcext:value-type="percentage">
            <text:p>64,21 %</text:p>
          </table:table-cell>
          <table:table-cell table:style-name="ce21" table:formula="of:=IF([.$L$41]&gt;service_du;1-[.P34];0)" office:value-type="percentage" office:value="0.357859531772575" calcext:value-type="percentage">
            <text:p>35,79 %</text:p>
          </table:table-cell>
          <table:table-cell table:style-name="ce12" table:formula="of:=IF(HC_autorisees=&quot;Oui&quot;;[.I34]*[.Q34]*[.K34];0)" office:value-type="float" office:value="1.07357859531773" calcext:value-type="float">
            <text:p>1,07 HETD</text:p>
          </table:table-cell>
          <table:table-cell table:style-name="ce11"/>
          <table:table-cell table:style-name="ce24" table:formula="of:=IF(OR(ISBLANK([.$C34]);[.$C34]=&quot;Référentiel&quot;);0;[.$O34]*[.D34])" office:value-type="float" office:value="0" calcext:value-type="float">
            <text:p>0 HETD</text:p>
          </table:table-cell>
          <table:table-cell table:style-name="ce24" table:formula="of:=IF(OR(ISBLANK([.$C34]);[.$C34]=&quot;Référentiel&quot;);0;[.$O34]*[.E34])" office:value-type="float" office:value="1.92642140468227" calcext:value-type="float">
            <text:p>1,93 HETD</text:p>
          </table:table-cell>
          <table:table-cell table:style-name="ce24" table:formula="of:=IF(OR(ISBLANK([.$C34]);[.$C34]=&quot;Référentiel&quot;);0;[.$O34]*[.F34])" office:value-type="float" office:value="0" calcext:value-type="float">
            <text:p>0 HETD</text:p>
          </table:table-cell>
          <table:table-cell table:style-name="ce24" table:formula="of:=IF([.$C34]=&quot;Référentiel&quot;;[.$O34];0)" office:value-type="float" office:value="0" calcext:value-type="float">
            <text:p>0 HETD</text:p>
          </table:table-cell>
          <table:table-cell table:style-name="ce24" table:formula="of:=IF(OR(ISBLANK([.$C34]);[.$C34]=&quot;Référentiel&quot;);0;[.$R34]*[.D34])" office:value-type="float" office:value="0" calcext:value-type="float">
            <text:p>0 HETD</text:p>
          </table:table-cell>
          <table:table-cell table:style-name="ce24" table:formula="of:=IF(OR(ISBLANK([.$C34]);[.$C34]=&quot;Référentiel&quot;);0;[.$R34]*[.E34])" office:value-type="float" office:value="1.07357859531773" calcext:value-type="float">
            <text:p>1,07 HETD</text:p>
          </table:table-cell>
          <table:table-cell table:style-name="ce24" table:formula="of:=IF(OR(ISBLANK([.$C34]);[.$C34]=&quot;Référentiel&quot;);0;[.$R34]*[.F34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34]=&quot;Référentiel&quot;;[.$R34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35]);[.C35]=&quot;Référentiel&quot;);&quot;&quot;;1-([.D35]+[.E35]))" office:value-type="percentage" office:value="1" calcext:value-type="percentage">
            <text:p>10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2" calcext:value-type="float">
            <text:p>2 h</text:p>
          </table:table-cell>
          <table:table-cell table:style-name="ce11" table:formula="of:=IF(ISBLANK([.C35]);0;HLOOKUP(IF(AND([.C35]=&quot;TP&quot;;TP_vaut_TD=&quot;Oui&quot;);&quot;TD&quot;;[.C35]);types_intervention;2;0))" office:value-type="float" office:value="1.5" calcext:value-type="float">
            <text:p>1,5 HETD</text:p>
          </table:table-cell>
          <table:table-cell table:style-name="ce12" table:formula="of:=IF(ISBLANK([.C35]);0;HLOOKUP([.C35];types_intervention;3;0))" office:value-type="float" office:value="1.5" calcext:value-type="float">
            <text:p>1,5 HETD</text:p>
          </table:table-cell>
          <table:table-cell table:style-name="ce11" table:formula="of:=IF([.H35]=&quot;Oui&quot;;[.I35]*[.J35];0)" office:value-type="float" office:value="3" calcext:value-type="float">
            <text:p>3 HETD</text:p>
          </table:table-cell>
          <table:table-cell table:style-name="ce11"/>
          <table:table-cell table:style-name="ce21" table:formula="of:=IF([.$L$41]&gt;0;[.L35]/[.$L$41];0)" office:value-type="percentage" office:value="0.0100334448160535" calcext:value-type="percentage">
            <text:p>1,00 %</text:p>
          </table:table-cell>
          <table:table-cell table:style-name="ce11" table:formula="of:=MIN(service_du;[.$L$41])*[.N35]" office:value-type="float" office:value="1.92642140468227" calcext:value-type="float">
            <text:p>1,93 HETD</text:p>
          </table:table-cell>
          <table:table-cell table:style-name="ce21" table:formula="of:=IF([.L35]&lt;&gt;0;[.O35]/[.L35];0)" office:value-type="percentage" office:value="0.642140468227425" calcext:value-type="percentage">
            <text:p>64,21 %</text:p>
          </table:table-cell>
          <table:table-cell table:style-name="ce21" table:formula="of:=IF([.$L$41]&gt;service_du;1-[.P35];0)" office:value-type="percentage" office:value="0.357859531772575" calcext:value-type="percentage">
            <text:p>35,79 %</text:p>
          </table:table-cell>
          <table:table-cell table:style-name="ce12" table:formula="of:=IF(HC_autorisees=&quot;Oui&quot;;[.I35]*[.Q35]*[.K35];0)" office:value-type="float" office:value="1.07357859531773" calcext:value-type="float">
            <text:p>1,07 HETD</text:p>
          </table:table-cell>
          <table:table-cell table:style-name="ce11"/>
          <table:table-cell table:style-name="ce24" table:formula="of:=IF(OR(ISBLANK([.$C35]);[.$C35]=&quot;Référentiel&quot;);0;[.$O35]*[.D35])" office:value-type="float" office:value="0" calcext:value-type="float">
            <text:p>0 HETD</text:p>
          </table:table-cell>
          <table:table-cell table:style-name="ce24" table:formula="of:=IF(OR(ISBLANK([.$C35]);[.$C35]=&quot;Référentiel&quot;);0;[.$O35]*[.E35])" office:value-type="float" office:value="0" calcext:value-type="float">
            <text:p>0 HETD</text:p>
          </table:table-cell>
          <table:table-cell table:style-name="ce24" table:formula="of:=IF(OR(ISBLANK([.$C35]);[.$C35]=&quot;Référentiel&quot;);0;[.$O35]*[.F35])" office:value-type="float" office:value="1.92642140468227" calcext:value-type="float">
            <text:p>1,93 HETD</text:p>
          </table:table-cell>
          <table:table-cell table:style-name="ce24" table:formula="of:=IF([.$C35]=&quot;Référentiel&quot;;[.$O35];0)" office:value-type="float" office:value="0" calcext:value-type="float">
            <text:p>0 HETD</text:p>
          </table:table-cell>
          <table:table-cell table:style-name="ce24" table:formula="of:=IF(OR(ISBLANK([.$C35]);[.$C35]=&quot;Référentiel&quot;);0;[.$R35]*[.D35])" office:value-type="float" office:value="0" calcext:value-type="float">
            <text:p>0 HETD</text:p>
          </table:table-cell>
          <table:table-cell table:style-name="ce24" table:formula="of:=IF(OR(ISBLANK([.$C35]);[.$C35]=&quot;Référentiel&quot;);0;[.$R35]*[.E35])" office:value-type="float" office:value="0" calcext:value-type="float">
            <text:p>0 HETD</text:p>
          </table:table-cell>
          <table:table-cell table:style-name="ce24" table:formula="of:=IF(OR(ISBLANK([.$C35]);[.$C35]=&quot;Référentiel&quot;);0;[.$R35]*[.F35])" office:value-type="float" office:value="1.07357859531773" calcext:value-type="float">
            <text:p>1,07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35]=&quot;Référentiel&quot;;[.$R35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P</text:p>
          </table:table-cell>
          <table:table-cell table:style-name="ce14" office:value-type="percentage" office:value="1" calcext:value-type="percentage">
            <text:p>10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36]);[.C36]=&quot;Référentiel&quot;);&quot;&quot;;1-([.D36]+[.E36]))" office:value-type="percentage" office:value="0" calcext:value-type="percentage">
            <text:p>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3" calcext:value-type="float">
            <text:p>3 h</text:p>
          </table:table-cell>
          <table:table-cell table:style-name="ce11" table:formula="of:=IF(ISBLANK([.C36]);0;HLOOKUP(IF(AND([.C36]=&quot;TP&quot;;TP_vaut_TD=&quot;Oui&quot;);&quot;TD&quot;;[.C36]);types_intervention;2;0))" office:value-type="float" office:value="1" calcext:value-type="float">
            <text:p>1 HETD</text:p>
          </table:table-cell>
          <table:table-cell table:style-name="ce12" table:formula="of:=IF(ISBLANK([.C36]);0;HLOOKUP([.C36];types_intervention;3;0))" office:value-type="float" office:value="0.666666666666667" calcext:value-type="float">
            <text:p>0,67 HETD</text:p>
          </table:table-cell>
          <table:table-cell table:style-name="ce11" table:formula="of:=IF([.H36]=&quot;Oui&quot;;[.I36]*[.J36];0)" office:value-type="float" office:value="3" calcext:value-type="float">
            <text:p>3 HETD</text:p>
          </table:table-cell>
          <table:table-cell table:style-name="ce11"/>
          <table:table-cell table:style-name="ce21" table:formula="of:=IF([.$L$41]&gt;0;[.L36]/[.$L$41];0)" office:value-type="percentage" office:value="0.0100334448160535" calcext:value-type="percentage">
            <text:p>1,00 %</text:p>
          </table:table-cell>
          <table:table-cell table:style-name="ce11" table:formula="of:=MIN(service_du;[.$L$41])*[.N36]" office:value-type="float" office:value="1.92642140468227" calcext:value-type="float">
            <text:p>1,93 HETD</text:p>
          </table:table-cell>
          <table:table-cell table:style-name="ce21" table:formula="of:=IF([.L36]&lt;&gt;0;[.O36]/[.L36];0)" office:value-type="percentage" office:value="0.642140468227425" calcext:value-type="percentage">
            <text:p>64,21 %</text:p>
          </table:table-cell>
          <table:table-cell table:style-name="ce21" table:formula="of:=IF([.$L$41]&gt;service_du;1-[.P36];0)" office:value-type="percentage" office:value="0.357859531772575" calcext:value-type="percentage">
            <text:p>35,79 %</text:p>
          </table:table-cell>
          <table:table-cell table:style-name="ce12" table:formula="of:=IF(HC_autorisees=&quot;Oui&quot;;[.I36]*[.Q36]*[.K36];0)" office:value-type="float" office:value="0.715719063545151" calcext:value-type="float">
            <text:p>0,72 HETD</text:p>
          </table:table-cell>
          <table:table-cell table:style-name="ce11"/>
          <table:table-cell table:style-name="ce24" table:formula="of:=IF(OR(ISBLANK([.$C36]);[.$C36]=&quot;Référentiel&quot;);0;[.$O36]*[.D36])" office:value-type="float" office:value="1.92642140468227" calcext:value-type="float">
            <text:p>1,93 HETD</text:p>
          </table:table-cell>
          <table:table-cell table:style-name="ce24" table:formula="of:=IF(OR(ISBLANK([.$C36]);[.$C36]=&quot;Référentiel&quot;);0;[.$O36]*[.E36])" office:value-type="float" office:value="0" calcext:value-type="float">
            <text:p>0 HETD</text:p>
          </table:table-cell>
          <table:table-cell table:style-name="ce24" table:formula="of:=IF(OR(ISBLANK([.$C36]);[.$C36]=&quot;Référentiel&quot;);0;[.$O36]*[.F36])" office:value-type="float" office:value="0" calcext:value-type="float">
            <text:p>0 HETD</text:p>
          </table:table-cell>
          <table:table-cell table:style-name="ce24" table:formula="of:=IF([.$C36]=&quot;Référentiel&quot;;[.$O36];0)" office:value-type="float" office:value="0" calcext:value-type="float">
            <text:p>0 HETD</text:p>
          </table:table-cell>
          <table:table-cell table:style-name="ce24" table:formula="of:=IF(OR(ISBLANK([.$C36]);[.$C36]=&quot;Référentiel&quot;);0;[.$R36]*[.D36])" office:value-type="float" office:value="0.715719063545151" calcext:value-type="float">
            <text:p>0,72 HETD</text:p>
          </table:table-cell>
          <table:table-cell table:style-name="ce24" table:formula="of:=IF(OR(ISBLANK([.$C36]);[.$C36]=&quot;Référentiel&quot;);0;[.$R36]*[.E36])" office:value-type="float" office:value="0" calcext:value-type="float">
            <text:p>0 HETD</text:p>
          </table:table-cell>
          <table:table-cell table:style-name="ce24" table:formula="of:=IF(OR(ISBLANK([.$C36]);[.$C36]=&quot;Référentiel&quot;);0;[.$R36]*[.F36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36]=&quot;Référentiel&quot;;[.$R36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FC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37]);[.C37]=&quot;Référentiel&quot;);&quot;&quot;;1-([.D37]+[.E37]))" office:value-type="percentage" office:value="1" calcext:value-type="percentage">
            <text:p>10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10" calcext:value-type="float">
            <text:p>10 h</text:p>
          </table:table-cell>
          <table:table-cell table:style-name="ce11" table:formula="of:=IF(ISBLANK([.C37]);0;HLOOKUP(IF(AND([.C37]=&quot;TP&quot;;TP_vaut_TD=&quot;Oui&quot;);&quot;TD&quot;;[.C37]);types_intervention;2;0))" office:value-type="float" office:value="2.25" calcext:value-type="float">
            <text:p>2,25 HETD</text:p>
          </table:table-cell>
          <table:table-cell table:style-name="ce12" table:formula="of:=IF(ISBLANK([.C37]);0;HLOOKUP([.C37];types_intervention;3;0))" office:value-type="float" office:value="2.25" calcext:value-type="float">
            <text:p>2,25 HETD</text:p>
          </table:table-cell>
          <table:table-cell table:style-name="ce11" table:formula="of:=IF([.H37]=&quot;Oui&quot;;[.I37]*[.J37];0)" office:value-type="float" office:value="22.5" calcext:value-type="float">
            <text:p>22,5 HETD</text:p>
          </table:table-cell>
          <table:table-cell table:style-name="ce11"/>
          <table:table-cell table:style-name="ce21" table:formula="of:=IF([.$L$41]&gt;0;[.L37]/[.$L$41];0)" office:value-type="percentage" office:value="0.0752508361204013" calcext:value-type="percentage">
            <text:p>7,53 %</text:p>
          </table:table-cell>
          <table:table-cell table:style-name="ce11" table:formula="of:=MIN(service_du;[.$L$41])*[.N37]" office:value-type="float" office:value="14.4481605351171" calcext:value-type="float">
            <text:p>14,45 HETD</text:p>
          </table:table-cell>
          <table:table-cell table:style-name="ce21" table:formula="of:=IF([.L37]&lt;&gt;0;[.O37]/[.L37];0)" office:value-type="percentage" office:value="0.642140468227425" calcext:value-type="percentage">
            <text:p>64,21 %</text:p>
          </table:table-cell>
          <table:table-cell table:style-name="ce21" table:formula="of:=IF([.$L$41]&gt;service_du;1-[.P37];0)" office:value-type="percentage" office:value="0.357859531772575" calcext:value-type="percentage">
            <text:p>35,79 %</text:p>
          </table:table-cell>
          <table:table-cell table:style-name="ce12" table:formula="of:=IF(HC_autorisees=&quot;Oui&quot;;[.I37]*[.Q37]*[.K37];0)" office:value-type="float" office:value="8.05183946488294" calcext:value-type="float">
            <text:p>8,05 HETD</text:p>
          </table:table-cell>
          <table:table-cell table:style-name="ce11"/>
          <table:table-cell table:style-name="ce24" table:formula="of:=IF(OR(ISBLANK([.$C37]);[.$C37]=&quot;Référentiel&quot;);0;[.$O37]*[.D37])" office:value-type="float" office:value="0" calcext:value-type="float">
            <text:p>0 HETD</text:p>
          </table:table-cell>
          <table:table-cell table:style-name="ce24" table:formula="of:=IF(OR(ISBLANK([.$C37]);[.$C37]=&quot;Référentiel&quot;);0;[.$O37]*[.E37])" office:value-type="float" office:value="0" calcext:value-type="float">
            <text:p>0 HETD</text:p>
          </table:table-cell>
          <table:table-cell table:style-name="ce24" table:formula="of:=IF(OR(ISBLANK([.$C37]);[.$C37]=&quot;Référentiel&quot;);0;[.$O37]*[.F37])" office:value-type="float" office:value="14.4481605351171" calcext:value-type="float">
            <text:p>14,45 HETD</text:p>
          </table:table-cell>
          <table:table-cell table:style-name="ce24" table:formula="of:=IF([.$C37]=&quot;Référentiel&quot;;[.$O37];0)" office:value-type="float" office:value="0" calcext:value-type="float">
            <text:p>0 HETD</text:p>
          </table:table-cell>
          <table:table-cell table:style-name="ce24" table:formula="of:=IF(OR(ISBLANK([.$C37]);[.$C37]=&quot;Référentiel&quot;);0;[.$R37]*[.D37])" office:value-type="float" office:value="0" calcext:value-type="float">
            <text:p>0 HETD</text:p>
          </table:table-cell>
          <table:table-cell table:style-name="ce24" table:formula="of:=IF(OR(ISBLANK([.$C37]);[.$C37]=&quot;Référentiel&quot;);0;[.$R37]*[.E37])" office:value-type="float" office:value="0" calcext:value-type="float">
            <text:p>0 HETD</text:p>
          </table:table-cell>
          <table:table-cell table:style-name="ce24" table:formula="of:=IF(OR(ISBLANK([.$C37]);[.$C37]=&quot;Référentiel&quot;);0;[.$R37]*[.F37])" office:value-type="float" office:value="8.05183946488294" calcext:value-type="float">
            <text:p>8,05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37]=&quot;Référentiel&quot;;[.$R37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P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38]);[.C38]=&quot;Référentiel&quot;);&quot;&quot;;1-([.D38]+[.E38]))" office:value-type="percentage" office:value="1" calcext:value-type="percentage">
            <text:p>10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12" calcext:value-type="float">
            <text:p>12 h</text:p>
          </table:table-cell>
          <table:table-cell table:style-name="ce11" table:formula="of:=IF(ISBLANK([.C38]);0;HLOOKUP(IF(AND([.C38]=&quot;TP&quot;;TP_vaut_TD=&quot;Oui&quot;);&quot;TD&quot;;[.C38]);types_intervention;2;0))" office:value-type="float" office:value="1" calcext:value-type="float">
            <text:p>1 HETD</text:p>
          </table:table-cell>
          <table:table-cell table:style-name="ce12" table:formula="of:=IF(ISBLANK([.C38]);0;HLOOKUP([.C38];types_intervention;3;0))" office:value-type="float" office:value="0.666666666666667" calcext:value-type="float">
            <text:p>0,67 HETD</text:p>
          </table:table-cell>
          <table:table-cell table:style-name="ce11" table:formula="of:=IF([.H38]=&quot;Oui&quot;;[.I38]*[.J38];0)" office:value-type="float" office:value="12" calcext:value-type="float">
            <text:p>12 HETD</text:p>
          </table:table-cell>
          <table:table-cell table:style-name="ce11"/>
          <table:table-cell table:style-name="ce21" table:formula="of:=IF([.$L$41]&gt;0;[.L38]/[.$L$41];0)" office:value-type="percentage" office:value="0.0401337792642141" calcext:value-type="percentage">
            <text:p>4,01 %</text:p>
          </table:table-cell>
          <table:table-cell table:style-name="ce11" table:formula="of:=MIN(service_du;[.$L$41])*[.N38]" office:value-type="float" office:value="7.7056856187291" calcext:value-type="float">
            <text:p>7,71 HETD</text:p>
          </table:table-cell>
          <table:table-cell table:style-name="ce21" table:formula="of:=IF([.L38]&lt;&gt;0;[.O38]/[.L38];0)" office:value-type="percentage" office:value="0.642140468227425" calcext:value-type="percentage">
            <text:p>64,21 %</text:p>
          </table:table-cell>
          <table:table-cell table:style-name="ce21" table:formula="of:=IF([.$L$41]&gt;service_du;1-[.P38];0)" office:value-type="percentage" office:value="0.357859531772575" calcext:value-type="percentage">
            <text:p>35,79 %</text:p>
          </table:table-cell>
          <table:table-cell table:style-name="ce12" table:formula="of:=IF(HC_autorisees=&quot;Oui&quot;;[.I38]*[.Q38]*[.K38];0)" office:value-type="float" office:value="2.8628762541806" calcext:value-type="float">
            <text:p>2,86 HETD</text:p>
          </table:table-cell>
          <table:table-cell table:style-name="ce11"/>
          <table:table-cell table:style-name="ce24" table:formula="of:=IF(OR(ISBLANK([.$C38]);[.$C38]=&quot;Référentiel&quot;);0;[.$O38]*[.D38])" office:value-type="float" office:value="0" calcext:value-type="float">
            <text:p>0 HETD</text:p>
          </table:table-cell>
          <table:table-cell table:style-name="ce24" table:formula="of:=IF(OR(ISBLANK([.$C38]);[.$C38]=&quot;Référentiel&quot;);0;[.$O38]*[.E38])" office:value-type="float" office:value="0" calcext:value-type="float">
            <text:p>0 HETD</text:p>
          </table:table-cell>
          <table:table-cell table:style-name="ce24" table:formula="of:=IF(OR(ISBLANK([.$C38]);[.$C38]=&quot;Référentiel&quot;);0;[.$O38]*[.F38])" office:value-type="float" office:value="7.7056856187291" calcext:value-type="float">
            <text:p>7,71 HETD</text:p>
          </table:table-cell>
          <table:table-cell table:style-name="ce24" table:formula="of:=IF([.$C38]=&quot;Référentiel&quot;;[.$O38];0)" office:value-type="float" office:value="0" calcext:value-type="float">
            <text:p>0 HETD</text:p>
          </table:table-cell>
          <table:table-cell table:style-name="ce24" table:formula="of:=IF(OR(ISBLANK([.$C38]);[.$C38]=&quot;Référentiel&quot;);0;[.$R38]*[.D38])" office:value-type="float" office:value="0" calcext:value-type="float">
            <text:p>0 HETD</text:p>
          </table:table-cell>
          <table:table-cell table:style-name="ce24" table:formula="of:=IF(OR(ISBLANK([.$C38]);[.$C38]=&quot;Référentiel&quot;);0;[.$R38]*[.E38])" office:value-type="float" office:value="0" calcext:value-type="float">
            <text:p>0 HETD</text:p>
          </table:table-cell>
          <table:table-cell table:style-name="ce24" table:formula="of:=IF(OR(ISBLANK([.$C38]);[.$C38]=&quot;Référentiel&quot;);0;[.$R38]*[.F38])" office:value-type="float" office:value="2.8628762541806" calcext:value-type="float">
            <text:p>2,86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38]=&quot;Référentiel&quot;;[.$R38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4" office:value-type="percentage" office:value="1" calcext:value-type="percentage">
            <text:p>10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39]);[.C39]=&quot;Référentiel&quot;);&quot;&quot;;1-([.D39]+[.E39]))" office:value-type="percentage" office:value="0" calcext:value-type="percentage">
            <text:p>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5" calcext:value-type="float">
            <text:p>5 h</text:p>
          </table:table-cell>
          <table:table-cell table:style-name="ce11" table:formula="of:=IF(ISBLANK([.C39]);0;HLOOKUP(IF(AND([.C39]=&quot;TP&quot;;TP_vaut_TD=&quot;Oui&quot;);&quot;TD&quot;;[.C39]);types_intervention;2;0))" office:value-type="float" office:value="1.5" calcext:value-type="float">
            <text:p>1,5 HETD</text:p>
          </table:table-cell>
          <table:table-cell table:style-name="ce12" table:formula="of:=IF(ISBLANK([.C39]);0;HLOOKUP([.C39];types_intervention;3;0))" office:value-type="float" office:value="1.5" calcext:value-type="float">
            <text:p>1,5 HETD</text:p>
          </table:table-cell>
          <table:table-cell table:style-name="ce11" table:formula="of:=IF([.H39]=&quot;Oui&quot;;[.I39]*[.J39];0)" office:value-type="float" office:value="7.5" calcext:value-type="float">
            <text:p>7,5 HETD</text:p>
          </table:table-cell>
          <table:table-cell table:style-name="ce11"/>
          <table:table-cell table:style-name="ce21" table:formula="of:=IF([.$L$41]&gt;0;[.L39]/[.$L$41];0)" office:value-type="percentage" office:value="0.0250836120401338" calcext:value-type="percentage">
            <text:p>2,51 %</text:p>
          </table:table-cell>
          <table:table-cell table:style-name="ce11" table:formula="of:=MIN(service_du;[.$L$41])*[.N39]" office:value-type="float" office:value="4.81605351170569" calcext:value-type="float">
            <text:p>4,82 HETD</text:p>
          </table:table-cell>
          <table:table-cell table:style-name="ce21" table:formula="of:=IF([.L39]&lt;&gt;0;[.O39]/[.L39];0)" office:value-type="percentage" office:value="0.642140468227425" calcext:value-type="percentage">
            <text:p>64,21 %</text:p>
          </table:table-cell>
          <table:table-cell table:style-name="ce21" table:formula="of:=IF([.$L$41]&gt;service_du;1-[.P39];0)" office:value-type="percentage" office:value="0.357859531772575" calcext:value-type="percentage">
            <text:p>35,79 %</text:p>
          </table:table-cell>
          <table:table-cell table:style-name="ce12" table:formula="of:=IF(HC_autorisees=&quot;Oui&quot;;[.I39]*[.Q39]*[.K39];0)" office:value-type="float" office:value="2.68394648829431" calcext:value-type="float">
            <text:p>2,68 HETD</text:p>
          </table:table-cell>
          <table:table-cell table:style-name="ce11"/>
          <table:table-cell table:style-name="ce24" table:formula="of:=IF(OR(ISBLANK([.$C39]);[.$C39]=&quot;Référentiel&quot;);0;[.$O39]*[.D39])" office:value-type="float" office:value="4.81605351170569" calcext:value-type="float">
            <text:p>4,82 HETD</text:p>
          </table:table-cell>
          <table:table-cell table:style-name="ce24" table:formula="of:=IF(OR(ISBLANK([.$C39]);[.$C39]=&quot;Référentiel&quot;);0;[.$O39]*[.E39])" office:value-type="float" office:value="0" calcext:value-type="float">
            <text:p>0 HETD</text:p>
          </table:table-cell>
          <table:table-cell table:style-name="ce24" table:formula="of:=IF(OR(ISBLANK([.$C39]);[.$C39]=&quot;Référentiel&quot;);0;[.$O39]*[.F39])" office:value-type="float" office:value="0" calcext:value-type="float">
            <text:p>0 HETD</text:p>
          </table:table-cell>
          <table:table-cell table:style-name="ce24" table:formula="of:=IF([.$C39]=&quot;Référentiel&quot;;[.$O39];0)" office:value-type="float" office:value="0" calcext:value-type="float">
            <text:p>0 HETD</text:p>
          </table:table-cell>
          <table:table-cell table:style-name="ce24" table:formula="of:=IF(OR(ISBLANK([.$C39]);[.$C39]=&quot;Référentiel&quot;);0;[.$R39]*[.D39])" office:value-type="float" office:value="2.68394648829431" calcext:value-type="float">
            <text:p>2,68 HETD</text:p>
          </table:table-cell>
          <table:table-cell table:style-name="ce24" table:formula="of:=IF(OR(ISBLANK([.$C39]);[.$C39]=&quot;Référentiel&quot;);0;[.$R39]*[.E39])" office:value-type="float" office:value="0" calcext:value-type="float">
            <text:p>0 HETD</text:p>
          </table:table-cell>
          <table:table-cell table:style-name="ce24" table:formula="of:=IF(OR(ISBLANK([.$C39]);[.$C39]=&quot;Référentiel&quot;);0;[.$R39]*[.F39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39]=&quot;Référentiel&quot;;[.$R39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%</text:p>
          </table:table-cell>
          <table:table-cell table:style-name="ce16" office:value-type="percentage" office:value="0" calcext:value-type="percentage">
            <text:p>0,00 %</text:p>
          </table:table-cell>
          <table:table-cell table:style-name="ce17" table:formula="of:=IF(OR(ISBLANK([.C40]);[.C40]=&quot;Référentiel&quot;);&quot;&quot;;1-([.D40]+[.E40]))" office:value-type="percentage" office:value="0" calcext:value-type="percentage">
            <text:p>0,00 %</text:p>
          </table:table-cell>
          <table:table-cell table:style-name="ce18"/>
          <table:table-cell table:style-name="ce6" table:content-validation-name="val5" office:value-type="string" calcext:value-type="string">
            <text:p>Oui</text:p>
          </table:table-cell>
          <table:table-cell table:style-name="ce19" office:value-type="float" office:value="5" calcext:value-type="float">
            <text:p>5 h</text:p>
          </table:table-cell>
          <table:table-cell table:style-name="ce11" table:formula="of:=IF(ISBLANK([.C40]);0;HLOOKUP(IF(AND([.C40]=&quot;TP&quot;;TP_vaut_TD=&quot;Oui&quot;);&quot;TD&quot;;[.C40]);types_intervention;2;0))" office:value-type="float" office:value="1" calcext:value-type="float">
            <text:p>1 HETD</text:p>
          </table:table-cell>
          <table:table-cell table:style-name="ce12" table:formula="of:=IF(ISBLANK([.C40]);0;HLOOKUP([.C40];types_intervention;3;0))" office:value-type="float" office:value="1" calcext:value-type="float">
            <text:p>1 HETD</text:p>
          </table:table-cell>
          <table:table-cell table:style-name="ce11" table:formula="of:=IF([.H40]=&quot;Oui&quot;;[.I40]*[.J40];0)" office:value-type="float" office:value="5" calcext:value-type="float">
            <text:p>5 HETD</text:p>
          </table:table-cell>
          <table:table-cell table:style-name="ce11"/>
          <table:table-cell table:style-name="ce21" table:formula="of:=IF([.$L$41]&gt;0;[.L40]/[.$L$41];0)" office:value-type="percentage" office:value="0.0167224080267559" calcext:value-type="percentage">
            <text:p>1,67 %</text:p>
          </table:table-cell>
          <table:table-cell table:style-name="ce11" table:formula="of:=MIN(service_du;[.$L$41])*[.N40]" office:value-type="float" office:value="3.21070234113712" calcext:value-type="float">
            <text:p>3,21 HETD</text:p>
          </table:table-cell>
          <table:table-cell table:style-name="ce21" table:formula="of:=IF([.L40]&lt;&gt;0;[.O40]/[.L40];0)" office:value-type="percentage" office:value="0.642140468227425" calcext:value-type="percentage">
            <text:p>64,21 %</text:p>
          </table:table-cell>
          <table:table-cell table:style-name="ce21" table:formula="of:=IF([.$L$41]&gt;service_du;1-[.P40];0)" office:value-type="percentage" office:value="0.357859531772575" calcext:value-type="percentage">
            <text:p>35,79 %</text:p>
          </table:table-cell>
          <table:table-cell table:style-name="ce12" table:formula="of:=IF(HC_autorisees=&quot;Oui&quot;;[.I40]*[.Q40]*[.K40];0)" office:value-type="float" office:value="1.78929765886288" calcext:value-type="float">
            <text:p>1,79 HETD</text:p>
          </table:table-cell>
          <table:table-cell table:style-name="ce11"/>
          <table:table-cell table:style-name="ce24" table:formula="of:=IF(OR(ISBLANK([.$C40]);[.$C40]=&quot;Référentiel&quot;);0;[.$O40]*[.D40])" office:value-type="float" office:value="3.21070234113712" calcext:value-type="float">
            <text:p>3,21 HETD</text:p>
          </table:table-cell>
          <table:table-cell table:style-name="ce24" table:formula="of:=IF(OR(ISBLANK([.$C40]);[.$C40]=&quot;Référentiel&quot;);0;[.$O40]*[.E40])" office:value-type="float" office:value="0" calcext:value-type="float">
            <text:p>0 HETD</text:p>
          </table:table-cell>
          <table:table-cell table:style-name="ce24" table:formula="of:=IF(OR(ISBLANK([.$C40]);[.$C40]=&quot;Référentiel&quot;);0;[.$O40]*[.F40])" office:value-type="float" office:value="0" calcext:value-type="float">
            <text:p>0 HETD</text:p>
          </table:table-cell>
          <table:table-cell table:style-name="ce24" table:formula="of:=IF([.$C40]=&quot;Référentiel&quot;;[.$O40];0)" office:value-type="float" office:value="0" calcext:value-type="float">
            <text:p>0 HETD</text:p>
          </table:table-cell>
          <table:table-cell table:style-name="ce24" table:formula="of:=IF(OR(ISBLANK([.$C40]);[.$C40]=&quot;Référentiel&quot;);0;[.$R40]*[.D40])" office:value-type="float" office:value="1.78929765886288" calcext:value-type="float">
            <text:p>1,79 HETD</text:p>
          </table:table-cell>
          <table:table-cell table:style-name="ce24" table:formula="of:=IF(OR(ISBLANK([.$C40]);[.$C40]=&quot;Référentiel&quot;);0;[.$R40]*[.E40])" office:value-type="float" office:value="0" calcext:value-type="float">
            <text:p>0 HETD</text:p>
          </table:table-cell>
          <table:table-cell table:style-name="ce24" table:formula="of:=IF(OR(ISBLANK([.$C40]);[.$C40]=&quot;Référentiel&quot;);0;[.$R40]*[.F40])" office:value-type="float" office:value="0" calcext:value-type="float">
            <text:p>0 HETD</text:p>
          </table:table-cell>
          <table:table-cell table:style-name="ce24" table:formula="of:=0" office:value-type="float" office:value="0" calcext:value-type="float">
            <text:p>0 HETD</text:p>
          </table:table-cell>
          <table:table-cell table:style-name="ce24" table:formula="of:=IF([.$C40]=&quot;Référentiel&quot;;[.$R40];0)" office:value-type="float" office:value="0" calcext:value-type="float">
            <text:p>0 HETD</text:p>
          </table:table-cell>
          <table:table-cell table:number-columns-repeated="229"/>
        </table:table-row>
        <table:table-row table:style-name="ro1">
          <table:table-cell table:number-columns-repeated="11"/>
          <table:table-cell table:style-name="ce20" table:formula="of:=SUM([.L21:.L40])" office:value-type="float" office:value="299" calcext:value-type="float">
            <text:p>299 HETD</text:p>
          </table:table-cell>
          <table:table-cell/>
          <table:table-cell table:style-name="ce21"/>
          <table:table-cell table:number-columns-repeated="243"/>
        </table:table-row>
        <table:table-row table:style-name="ro1" table:number-rows-repeated="104853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range table:name="composante_affectation" table:base-cell-address="$Feuille1.$A$1" table:cell-range-address="$Feuille1.$D$11"/>
        <table:named-range table:name="contexte_calcul" table:base-cell-address="$Feuille1.$A$1" table:cell-range-address="#REF!"/>
        <table:named-range table:name="HC" table:base-cell-address="$Feuille1.$A$1" table:cell-range-address="$Feuille1.$D$17"/>
        <table:named-range table:name="HC_autorisees" table:base-cell-address="$Feuille1.$A$1" table:cell-range-address="$Feuille1.$D$13"/>
        <table:named-range table:name="service_du" table:base-cell-address="$Feuille1.$A$1" table:cell-range-address="$Feuille1.$D$15"/>
        <table:named-range table:name="service_realise" table:base-cell-address="$Feuille1.$A$1" table:cell-range-address="$Feuille1.$D$16"/>
        <table:named-range table:name="structure_etb" table:base-cell-address="$Feuille1.$A$1" table:cell-range-address="$Feuille1.$D$2"/>
        <table:named-range table:name="TP_vaut_TD" table:base-cell-address="$Feuille1.$A$1" table:cell-range-address="$Feuille1.$D$8"/>
        <table:named-range table:name="types_intervention" table:base-cell-address="$Feuille1.$A$1" table:cell-range-address="$Feuille1.$D$4:.$H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2" number:min-decimal-places="0" number:min-integer-digits="1" number:decimal-replacement="" number:grouping="true"/>
      <number:text> h</number:text>
    </number:number-style>
    <number:number-style style:name="N116">
      <number:text>x </number:text>
      <number:number number:decimal-places="2" number:min-decimal-places="0" number:min-integer-digits="1" number:decimal-replacement=""/>
    </number:number-style>
    <number:percentage-style style:name="N115">
      <number:number number:decimal-places="2" number:min-decimal-places="2" number:min-integer-digits="1"/>
      <number:text> %</number:text>
    </number:percentage-style>
    <number:percentage-style style:name="N114">
      <number:number number:decimal-places="2" number:min-decimal-places="2" number:min-integer-digits="1"/>
      <number:text>%</number:text>
    </number:percentage-style>
    <number:number-style style:name="N113P0" style:volatile="true">
      <number:text>+</number:text>
      <number:number number:decimal-places="2" number:min-decimal-places="0" number:min-integer-digits="1" number:decimal-replacement=""/>
      <number:text> HETD</number:text>
    </number:number-style>
    <number:number-style style:name="N113">
      <number:text>-</number:text>
      <number:number number:decimal-places="2" number:min-decimal-places="0" number:min-integer-digits="1" number:decimal-replacement=""/>
      <number:text> HETD</number:text>
      <style:map style:condition="value()&gt;=0" style:apply-style-name="N113P0"/>
    </number:number-style>
    <number:number-style style:name="N112">
      <number:number number:decimal-places="2" number:min-decimal-places="0" number:min-integer-digits="1" number:decimal-replacement=""/>
      <number:text> HETD</number:text>
    </number:number-style>
    <number:number-style style:name="N111">
      <number:number number:decimal-places="2" number:min-decimal-places="0" number:min-integer-digits="1" number:decimal-replacement="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Feuille1" style:display-name="PageStyle_Feuille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1T10:14:08.845289800</meta:creation-date>
    <dc:date>2019-05-22T08:28:53.317813400</dc:date>
    <meta:editing-cycles>117</meta:editing-cycles>
    <meta:editing-duration>PT23H38M25S</meta:editing-duration>
    <meta:document-statistic meta:table-count="1" meta:cell-count="555" meta:object-count="0"/>
    <meta:generator>LibreOffice/7.3.7.2$Linux_X86_64 LibreOffice_project/30$Build-2</meta:generator>
  </office:meta>
</office:document-meta>
</file>